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Bitstream Charter" svg:font-family="'Bitstream Charter'" style:font-family-generic="roman"/>
    <style:font-face style:name="Caladea" svg:font-family="Caladea" style:font-family-generic="roman"/>
    <style:font-face style:name="FreeSans" svg:font-family="FreeSans" style:font-family-generic="roman"/>
    <style:font-face style:name="Latin Modern Math" svg:font-family="'Latin Modern Math'" style:font-family-generic="roman"/>
    <style:font-face style:name="Robota" svg:font-family="Robota" style:font-family-generic="roman"/>
    <style:font-face style:name="TeXGyreChorus" svg:font-family="TeXGyreChorus" style:font-family-generic="roman"/>
    <style:font-face style:name="TeXGyreCursor" svg:font-family="TeXGyreCursor" style:font-family-generic="roman"/>
    <style:font-face style:name="Arial1" svg:font-family="Arial" style:font-family-generic="swiss"/>
    <style:font-face style:name="FreeSans2" svg:font-family="FreeSans" style:font-family-generic="swiss"/>
    <style:font-face style:name="Caladea1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Arial2" fo:font-size="14pt" officeooo:rsid="0019d6bd" officeooo:paragraph-rsid="0019d6bd" style:font-size-asian="14pt" style:font-size-complex="14pt"/>
    </style:style>
    <style:style style:name="P2" style:family="paragraph" style:parent-style-name="Standard">
      <style:text-properties style:font-name="Arial2" fo:font-size="14pt" officeooo:rsid="001b7523" officeooo:paragraph-rsid="001b7523" style:font-size-asian="14pt" style:font-size-complex="14pt"/>
    </style:style>
    <style:style style:name="P3" style:family="paragraph" style:parent-style-name="Standard">
      <style:text-properties style:font-name="Arial2" fo:font-size="14pt" officeooo:rsid="001d6a2e" officeooo:paragraph-rsid="001f094d" style:font-size-asian="14pt" style:font-size-complex="14pt"/>
    </style:style>
    <style:style style:name="P4" style:family="paragraph" style:parent-style-name="Standard">
      <style:text-properties style:font-name="Arial2" fo:font-size="14pt" officeooo:rsid="0026f867" officeooo:paragraph-rsid="0026f867" style:font-size-asian="14pt" style:font-size-complex="14pt"/>
    </style:style>
    <style:style style:name="P5" style:family="paragraph" style:parent-style-name="Standard">
      <style:text-properties style:font-name="Arial2" fo:font-size="14pt" officeooo:rsid="00276fd5" officeooo:paragraph-rsid="00276fd5" style:font-size-asian="14pt" style:font-size-complex="14pt"/>
    </style:style>
    <style:style style:name="P6" style:family="paragraph" style:parent-style-name="Standard">
      <style:text-properties style:font-name="Arial2" fo:font-size="14pt" officeooo:rsid="002be577" officeooo:paragraph-rsid="002e5b5d" style:font-size-asian="14pt" style:font-size-complex="14pt"/>
    </style:style>
    <style:style style:name="P7" style:family="paragraph" style:parent-style-name="Standard">
      <style:text-properties style:font-name="Arial2" fo:font-size="14pt" officeooo:rsid="002be577" officeooo:paragraph-rsid="002ddcfd" style:font-size-asian="14pt" style:font-size-complex="14pt"/>
    </style:style>
    <style:style style:name="P8" style:family="paragraph" style:parent-style-name="Standard">
      <style:text-properties officeooo:rsid="0036da45" officeooo:paragraph-rsid="0036da45"/>
    </style:style>
    <style:style style:name="P9" style:family="paragraph" style:parent-style-name="Standard">
      <style:text-properties fo:color="#000000" style:font-name="Arial" fo:font-size="12pt" fo:font-style="normal" officeooo:rsid="003dbbca" officeooo:paragraph-rsid="003dbbca" style:font-size-asian="12pt" style:font-style-asian="normal" style:font-size-complex="14pt" style:font-style-complex="normal"/>
    </style:style>
    <style:style style:name="P10" style:family="paragraph" style:parent-style-name="Standard">
      <style:text-properties fo:color="#000000" style:font-name="Arial" fo:font-size="12pt" fo:font-style="normal" officeooo:rsid="004c6a83" officeooo:paragraph-rsid="004c6a83" style:font-size-asian="12pt" style:font-style-asian="normal" style:font-size-complex="14pt" style:font-style-complex="normal"/>
    </style:style>
    <style:style style:name="P11" style:family="paragraph" style:parent-style-name="Standard" style:list-style-name="L1">
      <style:text-properties officeooo:paragraph-rsid="001f094d"/>
    </style:style>
    <style:style style:name="P12" style:family="paragraph" style:parent-style-name="Standard" style:list-style-name="L1">
      <style:text-properties officeooo:paragraph-rsid="0033b0bb"/>
    </style:style>
    <style:style style:name="P13" style:family="paragraph" style:parent-style-name="Standard" style:list-style-name="L1">
      <style:text-properties officeooo:paragraph-rsid="0036da45"/>
    </style:style>
    <style:style style:name="P14" style:family="paragraph" style:parent-style-name="Standard" style:list-style-name="L1">
      <style:text-properties officeooo:paragraph-rsid="00380d80"/>
    </style:style>
    <style:style style:name="P15" style:family="paragraph" style:parent-style-name="Standard" style:list-style-name="L1">
      <style:text-properties style:font-name="Arial2" fo:font-size="14pt" officeooo:rsid="0019d6bd" officeooo:paragraph-rsid="0019d6bd" style:font-size-asian="14pt" style:font-size-complex="14pt"/>
    </style:style>
    <style:style style:name="P16" style:family="paragraph" style:parent-style-name="Standard" style:list-style-name="L1">
      <style:text-properties style:font-name="Arial2" fo:font-size="14pt" officeooo:rsid="001b7523" officeooo:paragraph-rsid="001b7523" style:font-size-asian="14pt" style:font-size-complex="14pt"/>
    </style:style>
    <style:style style:name="P17" style:family="paragraph" style:parent-style-name="Standard" style:list-style-name="L1">
      <style:text-properties style:font-name="Arial2" fo:font-size="14pt" officeooo:rsid="001f29c4" officeooo:paragraph-rsid="001f29c4" style:font-size-asian="14pt" style:font-size-complex="14pt"/>
    </style:style>
    <style:style style:name="P18" style:family="paragraph" style:parent-style-name="Standard" style:list-style-name="L1">
      <style:text-properties style:font-name="Arial2" fo:font-size="14pt" officeooo:rsid="001d6a2e" officeooo:paragraph-rsid="001d6a2e" style:font-size-asian="14pt" style:font-size-complex="14pt"/>
    </style:style>
    <style:style style:name="P19" style:family="paragraph" style:parent-style-name="Standard" style:list-style-name="L1">
      <style:text-properties style:font-name="Arial2" fo:font-size="14pt" officeooo:rsid="001d6a2e" officeooo:paragraph-rsid="001f81f0" style:font-size-asian="14pt" style:font-size-complex="14pt"/>
    </style:style>
    <style:style style:name="P20" style:family="paragraph" style:parent-style-name="Standard" style:list-style-name="L1">
      <style:text-properties style:font-name="Arial2" fo:font-size="14pt" officeooo:rsid="001f81f0" officeooo:paragraph-rsid="001f81f0" style:font-size-asian="14pt" style:font-size-complex="14pt"/>
    </style:style>
    <style:style style:name="P21" style:family="paragraph" style:parent-style-name="Standard" style:list-style-name="L1">
      <style:text-properties style:font-name="Arial2" fo:font-size="14pt" officeooo:rsid="002043d1" officeooo:paragraph-rsid="002043d1" style:font-size-asian="14pt" style:font-size-complex="14pt"/>
    </style:style>
    <style:style style:name="P22" style:family="paragraph" style:parent-style-name="Standard" style:list-style-name="L1">
      <style:text-properties style:font-name="Arial2" fo:font-size="14pt" officeooo:rsid="001f094d" officeooo:paragraph-rsid="001f094d" style:font-size-asian="14pt" style:font-size-complex="14pt"/>
    </style:style>
    <style:style style:name="P23" style:family="paragraph" style:parent-style-name="Standard" style:list-style-name="L1">
      <style:text-properties style:font-name="Arial2" fo:font-size="14pt" officeooo:rsid="002029b0" officeooo:paragraph-rsid="002029b0" style:font-size-asian="14pt" style:font-size-complex="14pt"/>
    </style:style>
    <style:style style:name="P24" style:family="paragraph" style:parent-style-name="Standard" style:list-style-name="L1">
      <style:text-properties style:font-name="Arial2" fo:font-size="14pt" officeooo:rsid="0026f867" officeooo:paragraph-rsid="0026f867" style:font-size-asian="14pt" style:font-size-complex="14pt"/>
    </style:style>
    <style:style style:name="P25" style:family="paragraph" style:parent-style-name="Standard" style:list-style-name="L1">
      <style:text-properties style:font-name="Arial2" fo:font-size="14pt" officeooo:rsid="00276fd5" officeooo:paragraph-rsid="00276fd5" style:font-size-asian="14pt" style:font-size-complex="14pt"/>
    </style:style>
    <style:style style:name="P26" style:family="paragraph" style:parent-style-name="Standard" style:list-style-name="L1">
      <style:text-properties style:font-name="Arial2" fo:font-size="14pt" officeooo:rsid="0027f068" officeooo:paragraph-rsid="0027f068" style:font-size-asian="14pt" style:font-size-complex="14pt"/>
    </style:style>
    <style:style style:name="P27" style:family="paragraph" style:parent-style-name="Standard" style:list-style-name="L1">
      <style:text-properties style:font-name="Arial2" fo:font-size="14pt" officeooo:rsid="0029eaa1" officeooo:paragraph-rsid="0029eaa1" style:font-size-asian="14pt" style:font-size-complex="14pt"/>
    </style:style>
    <style:style style:name="P28" style:family="paragraph" style:parent-style-name="Standard" style:list-style-name="L1">
      <style:text-properties style:font-name="Arial2" fo:font-size="14pt" officeooo:rsid="002ad193" officeooo:paragraph-rsid="002ad193" style:font-size-asian="14pt" style:font-size-complex="14pt"/>
    </style:style>
    <style:style style:name="P29" style:family="paragraph" style:parent-style-name="Standard" style:list-style-name="L1">
      <style:text-properties style:font-name="Arial2" fo:font-size="14pt" officeooo:rsid="002e5b5d" officeooo:paragraph-rsid="002e5b5d" style:font-size-asian="14pt" style:font-size-complex="14pt"/>
    </style:style>
    <style:style style:name="P30" style:family="paragraph" style:parent-style-name="Standard" style:list-style-name="L1">
      <style:text-properties style:font-name="Arial2" fo:font-size="14pt" officeooo:rsid="002ddcfd" officeooo:paragraph-rsid="002e5b5d" style:font-size-asian="14pt" style:font-size-complex="14pt"/>
    </style:style>
    <style:style style:name="P31" style:family="paragraph" style:parent-style-name="Standard" style:list-style-name="L1">
      <style:text-properties style:font-name="Arial2" fo:font-size="14pt" officeooo:rsid="002be577" officeooo:paragraph-rsid="002e5b5d" style:font-size-asian="14pt" style:font-size-complex="14pt"/>
    </style:style>
    <style:style style:name="P32" style:family="paragraph" style:parent-style-name="Standard" style:list-style-name="L1">
      <style:text-properties style:font-name="Arial2" fo:font-size="14pt" officeooo:rsid="00303d14" officeooo:paragraph-rsid="00303d14" style:font-size-asian="14pt" style:font-size-complex="14pt"/>
    </style:style>
    <style:style style:name="P33" style:family="paragraph" style:parent-style-name="Standard" style:list-style-name="L1">
      <style:text-properties style:font-name="Arial2" fo:font-size="14pt" officeooo:rsid="0033b0bb" officeooo:paragraph-rsid="0033b0bb" style:font-size-asian="14pt" style:font-size-complex="14pt"/>
    </style:style>
    <style:style style:name="P34" style:family="paragraph" style:parent-style-name="Standard" style:list-style-name="L1">
      <style:text-properties style:font-name="Arial2" fo:font-size="14pt" fo:font-style="normal" officeooo:rsid="00352e75" officeooo:paragraph-rsid="00352e75" style:font-size-asian="14pt" style:font-style-asian="normal" style:font-size-complex="14pt" style:font-style-complex="normal"/>
    </style:style>
    <style:style style:name="P35" style:family="paragraph" style:parent-style-name="Standard" style:list-style-name="L1">
      <style:text-properties fo:color="#000000" style:font-name="Arial1" fo:font-size="14pt" fo:font-style="normal" officeooo:rsid="00352e75" officeooo:paragraph-rsid="00352e75" style:font-size-asian="14pt" style:font-style-asian="normal" style:font-size-complex="14pt" style:font-style-complex="normal"/>
    </style:style>
    <style:style style:name="P36" style:family="paragraph" style:parent-style-name="Standard" style:list-style-name="L1">
      <style:text-properties fo:color="#000000" style:font-name="Arial1" fo:font-size="13pt" officeooo:paragraph-rsid="004c6a83" style:font-size-asian="13pt"/>
    </style:style>
    <style:style style:name="P37" style:family="paragraph" style:parent-style-name="Standard" style:list-style-name="L1">
      <style:text-properties fo:color="#000000" style:font-name="Bitstream Charter" fo:font-size="12pt" fo:font-style="normal" officeooo:rsid="0036da45" officeooo:paragraph-rsid="0036da45" style:font-size-asian="12pt" style:font-style-asian="normal" style:font-size-complex="14pt" style:font-style-complex="normal"/>
    </style:style>
    <style:style style:name="P38" style:family="paragraph" style:parent-style-name="Standard" style:list-style-name="L1">
      <style:text-properties fo:color="#000000" style:font-name="Bitstream Charter" fo:font-size="12pt" fo:font-style="normal" officeooo:rsid="00380d80" officeooo:paragraph-rsid="00380d80" style:font-size-asian="12pt" style:font-style-asian="normal" style:font-size-complex="14pt" style:font-style-complex="normal"/>
    </style:style>
    <style:style style:name="P39" style:family="paragraph" style:parent-style-name="Standard" style:list-style-name="L1">
      <style:text-properties fo:color="#000000" style:font-name="Bitstream Charter" fo:font-size="12pt" fo:font-style="normal" officeooo:rsid="00380d80" officeooo:paragraph-rsid="00380d80" style:font-size-asian="12pt" style:font-style-asian="normal" style:font-style-complex="normal"/>
    </style:style>
    <style:style style:name="P40" style:family="paragraph" style:parent-style-name="Standard" style:list-style-name="L1">
      <style:text-properties fo:color="#000000" style:font-name="Arial" fo:font-size="12pt" fo:font-style="normal" officeooo:rsid="003dbbca" officeooo:paragraph-rsid="003dbbca" style:font-size-asian="12pt" style:font-style-asian="normal" style:font-size-complex="14pt" style:font-style-complex="normal"/>
    </style:style>
    <style:style style:name="P41" style:family="paragraph" style:parent-style-name="Standard" style:list-style-name="L1">
      <style:text-properties fo:color="#000000" style:font-name="Arial" fo:font-size="12pt" fo:font-style="normal" officeooo:rsid="003fb53e" officeooo:paragraph-rsid="003fb53e" style:font-size-asian="12pt" style:font-style-asian="normal" style:font-size-complex="14pt" style:font-style-complex="normal"/>
    </style:style>
    <style:style style:name="P42" style:family="paragraph" style:parent-style-name="Standard" style:list-style-name="L1">
      <style:text-properties fo:color="#000000" style:font-name="Arial" fo:font-size="12pt" fo:font-style="normal" officeooo:rsid="0041d18e" officeooo:paragraph-rsid="0041d18e" style:font-size-asian="12pt" style:font-style-asian="normal" style:font-size-complex="14pt" style:font-style-complex="normal"/>
    </style:style>
    <style:style style:name="P43" style:family="paragraph" style:parent-style-name="Standard" style:list-style-name="L1">
      <style:text-properties fo:color="#000000" style:font-name="Arial" fo:font-size="12pt" fo:font-style="normal" officeooo:rsid="004217fc" officeooo:paragraph-rsid="004217fc" style:font-size-asian="12pt" style:font-style-asian="normal" style:font-size-complex="14pt" style:font-style-complex="normal"/>
    </style:style>
    <style:style style:name="P44" style:family="paragraph" style:parent-style-name="Standard" style:list-style-name="L1">
      <style:text-properties fo:color="#000000" style:font-name="Arial" fo:font-size="12pt" fo:font-style="normal" officeooo:rsid="00438a64" officeooo:paragraph-rsid="00438a64" style:font-size-asian="12pt" style:font-style-asian="normal" style:font-size-complex="14pt" style:font-style-complex="normal"/>
    </style:style>
    <style:style style:name="P45" style:family="paragraph" style:parent-style-name="Standard" style:list-style-name="L1">
      <style:text-properties fo:color="#000000" style:font-name="Arial" fo:font-size="12pt" fo:font-style="normal" officeooo:rsid="0044b4ad" officeooo:paragraph-rsid="0044b4ad" style:font-size-asian="12pt" style:font-style-asian="normal" style:font-size-complex="14pt" style:font-style-complex="normal"/>
    </style:style>
    <style:style style:name="P46" style:family="paragraph" style:parent-style-name="Standard" style:list-style-name="L1">
      <style:text-properties fo:color="#000000" style:font-name="Arial" fo:font-size="12pt" fo:font-style="normal" officeooo:rsid="004720eb" officeooo:paragraph-rsid="004720eb" style:font-size-asian="12pt" style:font-style-asian="normal" style:font-size-complex="14pt" style:font-style-complex="normal"/>
    </style:style>
    <style:style style:name="P47" style:family="paragraph" style:parent-style-name="Standard" style:list-style-name="L1">
      <style:text-properties fo:color="#000000" style:font-name="Arial" fo:font-size="12pt" fo:font-style="normal" officeooo:rsid="00487f46" officeooo:paragraph-rsid="00487f46" style:font-size-asian="12pt" style:font-style-asian="normal" style:font-size-complex="14pt" style:font-style-complex="normal"/>
    </style:style>
    <style:style style:name="P48" style:family="paragraph" style:parent-style-name="Standard" style:list-style-name="L1">
      <style:text-properties fo:color="#000000" style:font-name="Arial" fo:font-size="12pt" fo:font-style="normal" officeooo:rsid="0048a21a" officeooo:paragraph-rsid="0048a21a" style:font-size-asian="12pt" style:font-style-asian="normal" style:font-size-complex="14pt" style:font-style-complex="normal"/>
    </style:style>
    <style:style style:name="P49" style:family="paragraph" style:parent-style-name="Standard" style:list-style-name="L1">
      <style:text-properties fo:color="#000000" style:font-name="Arial" fo:font-size="12pt" fo:font-style="normal" officeooo:rsid="0048a21a" officeooo:paragraph-rsid="004a2789" style:font-size-asian="12pt" style:font-style-asian="normal" style:font-size-complex="14pt" style:font-style-complex="normal"/>
    </style:style>
    <style:style style:name="P50" style:family="paragraph" style:parent-style-name="Standard" style:list-style-name="L1">
      <style:text-properties fo:color="#000000" style:text-position="0% 100%" style:font-name="Arial" fo:font-size="12pt" fo:font-style="normal" officeooo:rsid="0048a21a" officeooo:paragraph-rsid="0048a21a" style:font-size-asian="12pt" style:font-style-asian="normal" style:font-size-complex="14pt" style:font-style-complex="normal"/>
    </style:style>
    <style:style style:name="P51" style:family="paragraph" style:parent-style-name="Standard" style:list-style-name="L1">
      <style:text-properties fo:color="#000000" style:text-position="0% 100%" style:font-name="Arial" fo:font-size="12pt" fo:font-style="normal" officeooo:rsid="004a2789" officeooo:paragraph-rsid="004a2789" style:font-size-asian="12pt" style:font-style-asian="normal" style:font-size-complex="14pt" style:font-style-complex="normal"/>
    </style:style>
    <style:style style:name="P52" style:family="paragraph" style:parent-style-name="Standard" style:list-style-name="L1">
      <style:text-properties fo:color="#000000" style:text-position="0% 100%" style:font-name="Arial" fo:font-size="12pt" fo:font-style="normal" officeooo:rsid="004c6a83" officeooo:paragraph-rsid="004c6a83" style:font-size-asian="12pt" style:font-style-asian="normal" style:font-size-complex="14pt" style:font-style-complex="normal"/>
    </style:style>
    <style:style style:name="P53" style:family="paragraph" style:parent-style-name="Standard" style:list-style-name="L1">
      <style:text-properties fo:color="#000000" style:text-position="0% 100%" style:font-name="Arial" fo:font-size="12pt" fo:font-style="normal" fo:font-weight="normal" officeooo:rsid="004c6a83" officeooo:paragraph-rsid="004c6a83" style:font-size-asian="12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1">
      <style:text-properties fo:color="#000000" style:text-position="0% 100%" style:font-name="Arial" fo:font-size="12pt" fo:font-style="normal" fo:font-weight="normal" officeooo:rsid="004d860c" officeooo:paragraph-rsid="004d860c" style:font-size-asian="12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">
      <style:text-properties fo:color="#000000" style:text-position="0% 100%" style:font-name="Arial" fo:font-size="12pt" fo:font-style="normal" fo:font-weight="normal" officeooo:rsid="004d860c" officeooo:paragraph-rsid="004d860c" style:font-size-asian="12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1">
      <style:text-properties fo:color="#000000" style:text-position="0% 100%" style:font-name="Arial" fo:font-size="12pt" fo:font-style="normal" fo:font-weight="normal" officeooo:rsid="004ee949" officeooo:paragraph-rsid="004ee949" style:font-size-asian="12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1">
      <style:text-properties style:font-name="Arial1" fo:font-size="14pt" officeooo:paragraph-rsid="00352e75" style:font-size-asian="14pt" style:font-size-complex="14pt"/>
    </style:style>
    <style:style style:name="P58" style:family="paragraph" style:parent-style-name="Standard" style:list-style-name="L1">
      <style:text-properties officeooo:rsid="00380d80" officeooo:paragraph-rsid="00380d80"/>
    </style:style>
    <style:style style:name="P59" style:family="paragraph" style:parent-style-name="Standard" style:list-style-name="L1">
      <style:text-properties fo:font-style="normal" officeooo:rsid="00396668" officeooo:paragraph-rsid="00396668" style:font-style-asian="normal" style:font-style-complex="normal"/>
    </style:style>
    <style:style style:name="P60" style:family="paragraph" style:parent-style-name="Standard" style:list-style-name="L1">
      <style:text-properties fo:font-style="normal" officeooo:rsid="003d0dc9" officeooo:paragraph-rsid="003d0dc9" style:font-style-asian="normal" style:font-style-complex="normal"/>
    </style:style>
    <style:style style:name="P61" style:family="paragraph" style:parent-style-name="Standard" style:list-style-name="L1">
      <style:paragraph-properties fo:break-before="page"/>
      <style:text-properties style:font-name="Arial2" fo:font-size="14pt" officeooo:rsid="001b7523" officeooo:paragraph-rsid="001b7523" style:font-size-asian="14pt" style:font-size-complex="14pt"/>
    </style:style>
    <style:style style:name="P62" style:family="paragraph" style:parent-style-name="Standard" style:list-style-name="L1">
      <style:paragraph-properties fo:break-before="page"/>
      <style:text-properties style:font-name="Arial2" fo:font-size="14pt" officeooo:rsid="001f29c4" officeooo:paragraph-rsid="001f29c4" style:font-size-asian="14pt" style:font-size-complex="14pt"/>
    </style:style>
    <style:style style:name="P63" style:family="paragraph" style:parent-style-name="Standard" style:list-style-name="L1">
      <style:paragraph-properties fo:break-before="page"/>
      <style:text-properties style:font-name="Arial2" fo:font-size="14pt" officeooo:rsid="001f81f0" officeooo:paragraph-rsid="001f81f0" style:font-size-asian="14pt" style:font-size-complex="14pt"/>
    </style:style>
    <style:style style:name="P64" style:family="paragraph" style:parent-style-name="Standard" style:list-style-name="L1">
      <style:paragraph-properties fo:break-before="page"/>
      <style:text-properties style:font-name="Arial2" fo:font-size="14pt" officeooo:rsid="002029b0" officeooo:paragraph-rsid="002029b0" style:font-size-asian="14pt" style:font-size-complex="14pt"/>
    </style:style>
    <style:style style:name="P65" style:family="paragraph" style:parent-style-name="Standard" style:list-style-name="L1">
      <style:paragraph-properties fo:break-before="page"/>
      <style:text-properties style:font-name="Arial2" fo:font-size="14pt" officeooo:rsid="00276fd5" officeooo:paragraph-rsid="00276fd5" style:font-size-asian="14pt" style:font-size-complex="14pt"/>
    </style:style>
    <style:style style:name="P66" style:family="paragraph" style:parent-style-name="Standard" style:list-style-name="L1">
      <style:paragraph-properties fo:break-before="page"/>
      <style:text-properties style:font-name="Arial2" fo:font-size="14pt" officeooo:rsid="0029eaa1" officeooo:paragraph-rsid="0029eaa1" style:font-size-asian="14pt" style:font-size-complex="14pt"/>
    </style:style>
    <style:style style:name="P67" style:family="paragraph" style:parent-style-name="Standard" style:list-style-name="L1">
      <style:paragraph-properties fo:break-before="page"/>
      <style:text-properties style:font-name="Arial2" fo:font-size="14pt" officeooo:rsid="002e5b5d" officeooo:paragraph-rsid="002e5b5d" style:font-size-asian="14pt" style:font-size-complex="14pt"/>
    </style:style>
    <style:style style:name="P68" style:family="paragraph" style:parent-style-name="Standard" style:list-style-name="L1">
      <style:paragraph-properties fo:break-before="page"/>
      <style:text-properties fo:color="#000000" style:font-name="Arial1" fo:font-size="14pt" fo:font-style="normal" officeooo:rsid="00352e75" officeooo:paragraph-rsid="00352e75" style:font-size-asian="14pt" style:font-style-asian="normal" style:font-size-complex="14pt" style:font-style-complex="normal"/>
    </style:style>
    <style:style style:name="P69" style:family="paragraph" style:parent-style-name="Standard" style:list-style-name="L1">
      <style:paragraph-properties fo:break-before="page"/>
      <style:text-properties fo:color="#000000" style:font-name="Bitstream Charter" fo:font-size="12pt" fo:font-style="normal" officeooo:rsid="0036da45" officeooo:paragraph-rsid="0036da45" style:font-size-asian="12pt" style:font-style-asian="normal" style:font-size-complex="14pt" style:font-style-complex="normal"/>
    </style:style>
    <style:style style:name="P70" style:family="paragraph" style:parent-style-name="Standard" style:list-style-name="L1">
      <style:paragraph-properties fo:break-before="page"/>
      <style:text-properties fo:color="#000000" style:font-name="Bitstream Charter" fo:font-size="12pt" fo:font-style="normal" officeooo:rsid="00380d80" officeooo:paragraph-rsid="00380d80" style:font-size-asian="12pt" style:font-style-asian="normal" style:font-size-complex="14pt" style:font-style-complex="normal"/>
    </style:style>
    <style:style style:name="P71" style:family="paragraph" style:parent-style-name="Standard" style:list-style-name="L1">
      <style:paragraph-properties fo:break-before="page"/>
      <style:text-properties fo:color="#000000" style:font-name="Arial" fo:font-size="12pt" fo:font-style="normal" officeooo:rsid="003dbbca" officeooo:paragraph-rsid="003dbbca" style:font-size-asian="12pt" style:font-style-asian="normal" style:font-size-complex="14pt" style:font-style-complex="normal"/>
    </style:style>
    <style:style style:name="P72" style:family="paragraph" style:parent-style-name="Standard" style:list-style-name="L1">
      <style:paragraph-properties fo:break-before="page"/>
      <style:text-properties fo:color="#000000" style:font-name="Arial" fo:font-size="12pt" fo:font-style="normal" officeooo:rsid="0041d18e" officeooo:paragraph-rsid="0041d18e" style:font-size-asian="12pt" style:font-style-asian="normal" style:font-size-complex="14pt" style:font-style-complex="normal"/>
    </style:style>
    <style:style style:name="P73" style:family="paragraph" style:parent-style-name="Standard" style:list-style-name="L1">
      <style:paragraph-properties fo:break-before="page"/>
      <style:text-properties fo:color="#000000" style:font-name="Arial" fo:font-size="12pt" fo:font-style="normal" officeooo:rsid="00438a64" officeooo:paragraph-rsid="00438a64" style:font-size-asian="12pt" style:font-style-asian="normal" style:font-size-complex="14pt" style:font-style-complex="normal"/>
    </style:style>
    <style:style style:name="P74" style:family="paragraph" style:parent-style-name="Standard" style:list-style-name="L1">
      <style:paragraph-properties fo:break-before="page"/>
      <style:text-properties fo:color="#000000" style:font-name="Arial" fo:font-size="12pt" fo:font-style="normal" officeooo:rsid="004720eb" officeooo:paragraph-rsid="004720eb" style:font-size-asian="12pt" style:font-style-asian="normal" style:font-size-complex="14pt" style:font-style-complex="normal"/>
    </style:style>
    <style:style style:name="P75" style:family="paragraph" style:parent-style-name="Standard" style:list-style-name="L1">
      <style:paragraph-properties fo:break-before="page"/>
      <style:text-properties fo:color="#000000" style:text-position="0% 100%" style:font-name="Arial" fo:font-size="12pt" fo:font-style="normal" officeooo:rsid="0048a21a" officeooo:paragraph-rsid="0048a21a" style:font-size-asian="12pt" style:font-style-asian="normal" style:font-size-complex="14pt" style:font-style-complex="normal"/>
    </style:style>
    <style:style style:name="P76" style:family="paragraph" style:parent-style-name="Standard" style:list-style-name="L1">
      <style:paragraph-properties fo:break-before="page"/>
      <style:text-properties fo:color="#000000" style:text-position="0% 100%" style:font-name="Arial" fo:font-size="12pt" fo:font-style="normal" officeooo:rsid="004c6a83" officeooo:paragraph-rsid="004c6a83" style:font-size-asian="12pt" style:font-style-asian="normal" style:font-size-complex="14pt" style:font-style-complex="normal"/>
    </style:style>
    <style:style style:name="P77" style:family="paragraph" style:parent-style-name="Standard" style:list-style-name="L1">
      <style:paragraph-properties fo:break-before="page"/>
      <style:text-properties fo:color="#000000" style:text-position="0% 100%" style:font-name="Arial" fo:font-size="12pt" fo:font-style="normal" fo:font-weight="normal" officeooo:rsid="004d4051" officeooo:paragraph-rsid="004d4051" style:font-size-asian="12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1">
      <style:paragraph-properties fo:break-before="page"/>
      <style:text-properties fo:color="#000000" style:text-position="0% 100%" style:font-name="Arial" fo:font-size="12pt" fo:font-style="normal" fo:font-weight="normal" officeooo:rsid="004ee949" officeooo:paragraph-rsid="004ee949" style:font-size-asian="12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list-style-name="L1">
      <style:paragraph-properties fo:break-before="page"/>
      <style:text-properties fo:color="#000000" style:text-position="0% 100%" style:font-name="Arial" fo:font-size="12pt" fo:font-style="normal" fo:font-weight="normal" officeooo:rsid="0052b5aa" officeooo:paragraph-rsid="0052b5aa" style:font-size-asian="12pt" style:font-style-asian="normal" style:font-weight-asian="normal" style:font-size-complex="14pt" style:font-style-complex="normal" style:font-weight-complex="normal"/>
    </style:style>
    <style:style style:name="P80" style:family="paragraph" style:parent-style-name="Default" style:list-style-name="L1">
      <style:text-properties fo:color="#000000" style:text-position="0% 100%" style:font-name="Arial" fo:font-size="12pt" fo:font-style="normal" fo:font-weight="normal" officeooo:rsid="004ee949" officeooo:paragraph-rsid="004ee949" style:font-size-asian="12pt" style:font-style-asian="normal" style:font-weight-asian="normal" style:font-size-complex="14pt" style:font-style-complex="normal" style:font-weight-complex="normal"/>
    </style:style>
    <style:style style:name="P81" style:family="paragraph" style:parent-style-name="Default" style:list-style-name="L1">
      <style:text-properties fo:color="#000000" style:text-position="0% 100%" style:font-name="Arial" fo:font-size="12pt" fo:font-style="normal" fo:font-weight="normal" officeooo:rsid="0052b5aa" officeooo:paragraph-rsid="0052b5aa" style:font-size-asian="12pt" style:font-style-asian="normal" style:font-weight-asian="normal" style:font-size-complex="14pt" style:font-style-complex="normal" style:font-weight-complex="normal"/>
    </style:style>
    <style:style style:name="P82" style:family="paragraph" style:parent-style-name="Default" style:list-style-name="L1">
      <style:paragraph-properties fo:margin-top="0in" fo:margin-bottom="0.2in" style:contextual-spacing="false"/>
    </style:style>
    <style:style style:name="P83" style:family="paragraph" style:parent-style-name="Default" style:list-style-name="L1">
      <style:paragraph-properties fo:margin-top="0in" fo:margin-bottom="0.2in" style:contextual-spacing="false"/>
      <style:text-properties officeooo:paragraph-rsid="00510aca"/>
    </style:style>
    <style:style style:name="P84" style:family="paragraph" style:parent-style-name="Default" style:list-style-name="L1">
      <style:paragraph-properties fo:margin-top="0in" fo:margin-bottom="0.2in" style:contextual-spacing="false"/>
      <style:text-properties officeooo:paragraph-rsid="0051d994"/>
    </style:style>
    <style:style style:name="P85" style:family="paragraph" style:parent-style-name="Default" style:list-style-name="L1">
      <style:paragraph-properties fo:margin-top="0in" fo:margin-bottom="0.2in" style:contextual-spacing="false"/>
      <style:text-properties officeooo:rsid="0050e518" officeooo:paragraph-rsid="0050e518"/>
    </style:style>
    <style:style style:name="P86" style:family="paragraph" style:parent-style-name="Default" style:list-style-name="L1">
      <style:paragraph-properties fo:margin-top="0in" fo:margin-bottom="0.2in" style:contextual-spacing="false"/>
      <style:text-properties officeooo:rsid="0050feb1" officeooo:paragraph-rsid="0050feb1"/>
    </style:style>
    <style:style style:name="P87" style:family="paragraph" style:parent-style-name="Default" style:list-style-name="">
      <style:paragraph-properties fo:margin-top="0in" fo:margin-bottom="0.2in" style:contextual-spacing="false" fo:text-align="start" style:justify-single-word="false" fo:orphans="2" fo:widows="2"/>
      <style:text-properties officeooo:rsid="0050feb1" officeooo:paragraph-rsid="0050feb1"/>
    </style:style>
    <style:style style:name="P88" style:family="paragraph" style:parent-style-name="Default" style:list-style-name="L1">
      <style:paragraph-properties fo:margin-top="0in" fo:margin-bottom="0.2in" style:contextual-spacing="false"/>
      <style:text-properties officeooo:rsid="00510aca" officeooo:paragraph-rsid="00510aca"/>
    </style:style>
    <style:style style:name="P89" style:family="paragraph" style:parent-style-name="Default" style:list-style-name="">
      <style:paragraph-properties fo:margin-top="0in" fo:margin-bottom="0.2in" style:contextual-spacing="false" fo:text-align="start" style:justify-single-word="false" fo:orphans="2" fo:widows="2"/>
      <style:text-properties officeooo:rsid="00510aca" officeooo:paragraph-rsid="00510aca"/>
    </style:style>
    <style:style style:name="P90" style:family="paragraph" style:parent-style-name="Default" style:list-style-name="L1">
      <style:paragraph-properties fo:margin-top="0in" fo:margin-bottom="0.2in" style:contextual-spacing="false"/>
      <style:text-properties officeooo:rsid="0051d994" officeooo:paragraph-rsid="0051d994"/>
    </style:style>
    <style:style style:name="P91" style:family="paragraph" style:parent-style-name="Default" style:list-style-name="L1">
      <style:paragraph-properties fo:margin-top="0in" fo:margin-bottom="0.2in" style:contextual-spacing="false"/>
      <style:text-properties officeooo:rsid="005202b8" officeooo:paragraph-rsid="005202b8"/>
    </style:style>
    <style:style style:name="P92" style:family="paragraph" style:parent-style-name="Default" style:list-style-name="L1">
      <style:paragraph-properties fo:margin-top="0in" fo:margin-bottom="0.2in" style:contextual-spacing="false"/>
      <style:text-properties officeooo:rsid="0052b5aa" officeooo:paragraph-rsid="0052b5aa"/>
    </style:style>
    <style:style style:name="P93" style:family="paragraph" style:parent-style-name="Default" style:list-style-name="L1">
      <style:paragraph-properties fo:margin-top="0in" fo:margin-bottom="0.2in" style:contextual-spacing="false"/>
      <style:text-properties officeooo:rsid="00547e61" officeooo:paragraph-rsid="00547e61"/>
    </style:style>
    <style:style style:name="P94" style:family="paragraph" style:parent-style-name="Default" style:list-style-name="">
      <style:paragraph-properties fo:margin-top="0in" fo:margin-bottom="0.2in" style:contextual-spacing="false" fo:text-align="start" style:justify-single-word="false" fo:orphans="2" fo:widows="2"/>
      <style:text-properties officeooo:rsid="00547e61" officeooo:paragraph-rsid="00547e61"/>
    </style:style>
    <style:style style:name="P95" style:family="paragraph" style:parent-style-name="Default" style:list-style-name="L1">
      <style:paragraph-properties fo:margin-top="0in" fo:margin-bottom="0.2in" style:contextual-spacing="false"/>
      <style:text-properties officeooo:rsid="00556590" officeooo:paragraph-rsid="00556590"/>
    </style:style>
    <style:style style:name="P96" style:family="paragraph" style:parent-style-name="Default" style:list-style-name="">
      <style:paragraph-properties fo:margin-top="0in" fo:margin-bottom="0.2in" style:contextual-spacing="false" fo:text-align="start" style:justify-single-word="false" fo:orphans="2" fo:widows="2"/>
      <style:text-properties officeooo:rsid="00556590" officeooo:paragraph-rsid="00556590"/>
    </style:style>
    <style:style style:name="P97" style:family="paragraph" style:parent-style-name="Default" style:list-style-name="L1">
      <style:paragraph-properties fo:margin-top="0in" fo:margin-bottom="0.2in" style:contextual-spacing="false"/>
      <style:text-properties fo:color="#000000" officeooo:rsid="00556590" officeooo:paragraph-rsid="00556590"/>
    </style:style>
    <style:style style:name="P98" style:family="paragraph" style:parent-style-name="Default" style:list-style-name="L1">
      <style:paragraph-properties fo:margin-top="0in" fo:margin-bottom="0.2in" style:contextual-spacing="false"/>
      <style:text-properties fo:color="#000000" officeooo:rsid="0055f441" officeooo:paragraph-rsid="0055f441"/>
    </style:style>
    <style:style style:name="P99" style:family="paragraph" style:parent-style-name="Default" style:list-style-name="">
      <style:paragraph-properties fo:margin-top="0in" fo:margin-bottom="0.2in" style:contextual-spacing="false" fo:text-align="start" style:justify-single-word="false" fo:orphans="2" fo:widows="2"/>
      <style:text-properties fo:color="#000000" officeooo:rsid="0055f441" officeooo:paragraph-rsid="0055f441"/>
    </style:style>
    <style:style style:name="P100" style:family="paragraph" style:parent-style-name="Default" style:list-style-name="L1">
      <style:paragraph-properties fo:margin-top="0in" fo:margin-bottom="0.2in" style:contextual-spacing="false"/>
      <style:text-properties fo:color="#000000" officeooo:rsid="0057809b" officeooo:paragraph-rsid="0057809b"/>
    </style:style>
    <style:style style:name="P101" style:family="paragraph" style:parent-style-name="Default" style:list-style-name="">
      <style:paragraph-properties fo:margin-top="0in" fo:margin-bottom="0.2in" style:contextual-spacing="false" fo:text-align="start" style:justify-single-word="false" fo:orphans="2" fo:widows="2"/>
      <style:text-properties fo:color="#000000" officeooo:rsid="0057809b" officeooo:paragraph-rsid="0057809b"/>
    </style:style>
    <style:style style:name="P102" style:family="paragraph" style:parent-style-name="Default" style:list-style-name="L1">
      <style:paragraph-properties fo:margin-top="0in" fo:margin-bottom="0.2in" style:contextual-spacing="false"/>
      <style:text-properties fo:color="#000000" officeooo:rsid="005879dc" officeooo:paragraph-rsid="005879dc"/>
    </style:style>
    <style:style style:name="P103" style:family="paragraph" style:parent-style-name="Default" style:list-style-name="L3">
      <style:paragraph-properties fo:margin-top="0in" fo:margin-bottom="0.2in" style:contextual-spacing="false"/>
      <style:text-properties fo:color="#000000" officeooo:rsid="005879dc" officeooo:paragraph-rsid="005f72ce"/>
    </style:style>
    <style:style style:name="P104" style:family="paragraph" style:parent-style-name="Default" style:list-style-name="L1">
      <style:paragraph-properties fo:margin-top="0in" fo:margin-bottom="0.2in" style:contextual-spacing="false"/>
      <style:text-properties fo:color="#000000" officeooo:rsid="005b04db" officeooo:paragraph-rsid="005b04db"/>
    </style:style>
    <style:style style:name="P105" style:family="paragraph" style:parent-style-name="Default" style:list-style-name="L1">
      <style:paragraph-properties fo:margin-top="0in" fo:margin-bottom="0.2in" style:contextual-spacing="false"/>
      <style:text-properties fo:color="#000000" officeooo:rsid="005b5a44" officeooo:paragraph-rsid="005b5a44"/>
    </style:style>
    <style:style style:name="P106" style:family="paragraph" style:parent-style-name="Default" style:list-style-name="">
      <style:paragraph-properties fo:margin-top="0in" fo:margin-bottom="0.2in" style:contextual-spacing="false" fo:text-align="start" style:justify-single-word="false" fo:orphans="2" fo:widows="2"/>
      <style:text-properties fo:color="#000000" officeooo:rsid="005b5a44" officeooo:paragraph-rsid="005b5a44"/>
    </style:style>
    <style:style style:name="P107" style:family="paragraph" style:parent-style-name="Default" style:list-style-name="L1">
      <style:paragraph-properties fo:margin-top="0in" fo:margin-bottom="0.2in" style:contextual-spacing="false"/>
      <style:text-properties fo:color="#000000" officeooo:rsid="005c3a29" officeooo:paragraph-rsid="005c3a29"/>
    </style:style>
    <style:style style:name="P108" style:family="paragraph" style:parent-style-name="Default" style:list-style-name="">
      <style:paragraph-properties fo:margin-top="0in" fo:margin-bottom="0.2in" style:contextual-spacing="false" fo:text-align="start" style:justify-single-word="false" fo:orphans="2" fo:widows="2"/>
      <style:text-properties fo:color="#000000" officeooo:rsid="005c3a29" officeooo:paragraph-rsid="005c3a29"/>
    </style:style>
    <style:style style:name="P109" style:family="paragraph" style:parent-style-name="Default" style:list-style-name="L1">
      <style:paragraph-properties fo:margin-top="0in" fo:margin-bottom="0.2in" style:contextual-spacing="false"/>
      <style:text-properties fo:color="#000000" officeooo:rsid="005db33f" officeooo:paragraph-rsid="005db33f"/>
    </style:style>
    <style:style style:name="P110" style:family="paragraph" style:parent-style-name="Default" style:list-style-name="">
      <style:paragraph-properties fo:margin-top="0in" fo:margin-bottom="0.2in" style:contextual-spacing="false" fo:text-align="start" style:justify-single-word="false" fo:orphans="2" fo:widows="2"/>
      <style:text-properties fo:color="#000000" officeooo:rsid="005db33f" officeooo:paragraph-rsid="005db33f"/>
    </style:style>
    <style:style style:name="P111" style:family="paragraph" style:parent-style-name="Default">
      <style:paragraph-properties fo:margin-top="0in" fo:margin-bottom="0.2in" style:contextual-spacing="false"/>
      <style:text-properties fo:color="#000000" officeooo:rsid="005db33f" officeooo:paragraph-rsid="005db33f"/>
    </style:style>
    <style:style style:name="P112" style:family="paragraph" style:parent-style-name="Default" style:list-style-name="L3">
      <style:paragraph-properties fo:margin-top="0in" fo:margin-bottom="0.2in" style:contextual-spacing="false"/>
      <style:text-properties fo:color="#000000" officeooo:rsid="005ff9b4" officeooo:paragraph-rsid="005ff9b4"/>
    </style:style>
    <style:style style:name="P113" style:family="paragraph" style:parent-style-name="Default">
      <style:paragraph-properties fo:margin-top="0in" fo:margin-bottom="0.2in" style:contextual-spacing="false"/>
      <style:text-properties fo:color="#000000" officeooo:rsid="005ff9b4" officeooo:paragraph-rsid="005ff9b4"/>
    </style:style>
    <style:style style:name="P114" style:family="paragraph" style:parent-style-name="Default" style:list-style-name="L4">
      <style:paragraph-properties fo:margin-top="0in" fo:margin-bottom="0.2in" style:contextual-spacing="false"/>
      <style:text-properties fo:color="#000000" officeooo:rsid="005ff9b4" officeooo:paragraph-rsid="005ff9b4"/>
    </style:style>
    <style:style style:name="P115" style:family="paragraph" style:parent-style-name="Default" style:list-style-name="">
      <style:paragraph-properties fo:margin-top="0in" fo:margin-bottom="0.2in" style:contextual-spacing="false" fo:text-align="start" style:justify-single-word="false" fo:orphans="2" fo:widows="2"/>
      <style:text-properties fo:color="#000000" officeooo:rsid="005ff9b4" officeooo:paragraph-rsid="005ff9b4"/>
    </style:style>
    <style:style style:name="P116" style:family="paragraph" style:parent-style-name="Default" style:list-style-name="L3">
      <style:paragraph-properties fo:margin-top="0in" fo:margin-bottom="0.2in" style:contextual-spacing="false"/>
    </style:style>
    <style:style style:name="P117" style:family="paragraph" style:parent-style-name="Default" style:list-style-name="L3">
      <style:paragraph-properties fo:margin-top="0in" fo:margin-bottom="0.2in" style:contextual-spacing="false"/>
      <style:text-properties officeooo:paragraph-rsid="005dc5e0"/>
    </style:style>
    <style:style style:name="P118" style:family="paragraph" style:parent-style-name="Default" style:list-style-name="">
      <style:paragraph-properties fo:margin-top="0in" fo:margin-bottom="0.2in" style:contextual-spacing="false" fo:text-align="start" style:justify-single-word="false" fo:orphans="2" fo:widows="2"/>
      <style:text-properties officeooo:paragraph-rsid="005dc5e0"/>
    </style:style>
    <style:style style:name="P119" style:family="paragraph" style:parent-style-name="Default" style:list-style-name="L4">
      <style:paragraph-properties fo:margin-top="0in" fo:margin-bottom="0.2in" style:contextual-spacing="false"/>
    </style:style>
    <style:style style:name="P120" style:family="paragraph" style:parent-style-name="Default" style:list-style-name="L4">
      <style:paragraph-properties fo:margin-top="0in" fo:margin-bottom="0.2in" style:contextual-spacing="false" fo:line-height="150%"/>
    </style:style>
    <style:style style:name="P121" style:family="paragraph" style:parent-style-name="Default" style:list-style-name="L1">
      <style:paragraph-properties fo:margin-top="0in" fo:margin-bottom="0.2in" style:contextual-spacing="false" fo:break-before="page"/>
      <style:text-properties officeooo:rsid="0050e518" officeooo:paragraph-rsid="0050e518"/>
    </style:style>
    <style:style style:name="P122" style:family="paragraph" style:parent-style-name="Default" style:list-style-name="L1">
      <style:paragraph-properties fo:margin-top="0in" fo:margin-bottom="0.2in" style:contextual-spacing="false" fo:break-before="page"/>
      <style:text-properties officeooo:rsid="0050feb1" officeooo:paragraph-rsid="0050feb1"/>
    </style:style>
    <style:style style:name="P123" style:family="paragraph" style:parent-style-name="Default" style:list-style-name="L1">
      <style:paragraph-properties fo:margin-top="0in" fo:margin-bottom="0.2in" style:contextual-spacing="false" fo:break-before="page"/>
      <style:text-properties officeooo:rsid="00510aca" officeooo:paragraph-rsid="00510aca"/>
    </style:style>
    <style:style style:name="P124" style:family="paragraph" style:parent-style-name="Default" style:list-style-name="L1">
      <style:paragraph-properties fo:margin-top="0in" fo:margin-bottom="0.2in" style:contextual-spacing="false" fo:break-before="page"/>
      <style:text-properties officeooo:rsid="0051d994" officeooo:paragraph-rsid="0051d994"/>
    </style:style>
    <style:style style:name="P125" style:family="paragraph" style:parent-style-name="Default" style:list-style-name="L1">
      <style:paragraph-properties fo:margin-top="0in" fo:margin-bottom="0.2in" style:contextual-spacing="false" fo:break-before="page"/>
      <style:text-properties officeooo:rsid="005202b8" officeooo:paragraph-rsid="005202b8"/>
    </style:style>
    <style:style style:name="P126" style:family="paragraph" style:parent-style-name="Default" style:list-style-name="L1">
      <style:paragraph-properties fo:margin-top="0in" fo:margin-bottom="0.2in" style:contextual-spacing="false" fo:break-before="page"/>
      <style:text-properties officeooo:rsid="0052b5aa" officeooo:paragraph-rsid="0052b5aa"/>
    </style:style>
    <style:style style:name="P127" style:family="paragraph" style:parent-style-name="Default" style:list-style-name="L1">
      <style:paragraph-properties fo:margin-top="0in" fo:margin-bottom="0.2in" style:contextual-spacing="false" fo:break-before="page"/>
      <style:text-properties officeooo:rsid="00547e61" officeooo:paragraph-rsid="00547e61"/>
    </style:style>
    <style:style style:name="P128" style:family="paragraph" style:parent-style-name="Default" style:list-style-name="L1">
      <style:paragraph-properties fo:margin-top="0in" fo:margin-bottom="0.2in" style:contextual-spacing="false" fo:break-before="page"/>
      <style:text-properties officeooo:rsid="00556590" officeooo:paragraph-rsid="00556590"/>
    </style:style>
    <style:style style:name="P129" style:family="paragraph" style:parent-style-name="Default" style:list-style-name="L1">
      <style:paragraph-properties fo:margin-top="0in" fo:margin-bottom="0.2in" style:contextual-spacing="false" fo:break-before="page"/>
      <style:text-properties fo:color="#000000" officeooo:rsid="00556590" officeooo:paragraph-rsid="00556590"/>
    </style:style>
    <style:style style:name="P130" style:family="paragraph" style:parent-style-name="Default" style:list-style-name="L1">
      <style:paragraph-properties fo:margin-top="0in" fo:margin-bottom="0.2in" style:contextual-spacing="false" fo:break-before="page"/>
      <style:text-properties fo:color="#000000" officeooo:rsid="0057809b" officeooo:paragraph-rsid="0057809b"/>
    </style:style>
    <style:style style:name="P131" style:family="paragraph" style:parent-style-name="Default" style:list-style-name="L1">
      <style:paragraph-properties fo:margin-top="0in" fo:margin-bottom="0.2in" style:contextual-spacing="false" fo:break-before="page"/>
      <style:text-properties fo:color="#000000" officeooo:rsid="005b5a44" officeooo:paragraph-rsid="005b5a44"/>
    </style:style>
    <style:style style:name="P132" style:family="paragraph" style:parent-style-name="Default" style:list-style-name="L1">
      <style:paragraph-properties fo:margin-top="0in" fo:margin-bottom="0.2in" style:contextual-spacing="false" fo:break-before="page"/>
      <style:text-properties fo:color="#000000" officeooo:rsid="005c3a29" officeooo:paragraph-rsid="005c3a29"/>
    </style:style>
    <style:style style:name="P133" style:family="paragraph" style:parent-style-name="Default" style:list-style-name="L1">
      <style:paragraph-properties fo:margin-top="0in" fo:margin-bottom="0.2in" style:contextual-spacing="false" fo:break-before="page"/>
      <style:text-properties fo:color="#000000" officeooo:rsid="005db33f" officeooo:paragraph-rsid="005db33f"/>
    </style:style>
    <style:style style:name="P134" style:family="paragraph" style:parent-style-name="Default">
      <style:paragraph-properties fo:margin-top="0in" fo:margin-bottom="0.2in" style:contextual-spacing="false" fo:break-before="page"/>
      <style:text-properties fo:color="#000000" officeooo:rsid="005dc5e0" officeooo:paragraph-rsid="005dc5e0"/>
    </style:style>
    <style:style style:name="P135" style:family="paragraph" style:parent-style-name="Default">
      <style:paragraph-properties fo:margin-top="0in" fo:margin-bottom="0.2in" style:contextual-spacing="false" fo:break-before="page"/>
      <style:text-properties fo:color="#000000" officeooo:rsid="005ff9b4" officeooo:paragraph-rsid="005ff9b4"/>
    </style:style>
    <style:style style:name="P136" style:family="paragraph" style:parent-style-name="Default" style:list-style-name="L4">
      <style:paragraph-properties fo:margin-top="0in" fo:margin-bottom="0.2in" style:contextual-spacing="false" fo:break-before="page"/>
      <style:text-properties fo:color="#000000" officeooo:rsid="005ff9b4" officeooo:paragraph-rsid="005ff9b4"/>
    </style:style>
    <style:style style:name="P137" style:family="paragraph" style:parent-style-name="Default" style:list-style-name="L3">
      <style:paragraph-properties fo:margin-top="0in" fo:margin-bottom="0.2in" style:contextual-spacing="false" fo:break-before="page"/>
      <style:text-properties officeooo:rsid="005dc5e0" officeooo:paragraph-rsid="005dc5e0"/>
    </style:style>
    <style:style style:name="P138" style:family="paragraph" style:parent-style-name="Default" style:list-style-name="L1">
      <style:paragraph-properties fo:margin-top="0in" fo:margin-bottom="0.1598in" style:contextual-spacing="false" fo:line-height="150%"/>
    </style:style>
    <style:style style:name="P139" style:family="paragraph" style:parent-style-name="Default" style:list-style-name="L1">
      <style:paragraph-properties fo:margin-top="0in" fo:margin-bottom="0.2201in" style:contextual-spacing="false"/>
    </style:style>
    <style:style style:name="P140" style:family="paragraph" style:parent-style-name="Title_20_only_7e_LT_7e_Notizen" style:list-style-name="L1"/>
    <style:style style:name="P141" style:family="paragraph" style:parent-style-name="Title_20_only_7e_LT_7e_Notizen" style:list-style-name="L1">
      <style:text-properties style:font-name="Arial1" fo:font-size="12pt" officeooo:paragraph-rsid="004c6a83" style:font-size-asian="12pt" style:font-size-complex="12pt"/>
    </style:style>
    <style:style style:name="P142" style:family="paragraph" style:parent-style-name="Title_20_only_7e_LT_7e_Notizen" style:list-style-name="L1">
      <style:text-properties style:font-name="Arial1"/>
    </style:style>
    <style:style style:name="P143" style:family="paragraph" style:parent-style-name="Title_20_only_7e_LT_7e_Notizen" style:list-style-name="L1">
      <style:text-properties fo:color="#000000" style:font-name="Arial1" fo:font-size="12pt" fo:font-style="normal" fo:font-weight="normal" officeooo:rsid="004c6a83" officeooo:paragraph-rsid="004c6a83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Title_20_only_7e_LT_7e_Notizen" style:list-style-name="L1">
      <style:text-properties fo:color="#000000" style:font-name="Arial1" fo:font-size="13pt" style:font-size-asian="13pt"/>
    </style:style>
    <style:style style:name="P145" style:family="paragraph" style:parent-style-name="Title_20_only_7e_LT_7e_Notizen" style:list-style-name="L1">
      <style:text-properties fo:color="#000000" style:font-name="Arial1" fo:font-size="13pt" officeooo:rsid="004d4051" officeooo:paragraph-rsid="004d4051" style:font-size-asian="13pt"/>
    </style:style>
    <style:style style:name="P146" style:family="paragraph" style:parent-style-name="Title_20_only_7e_LT_7e_Notizen" style:list-style-name="L1">
      <style:paragraph-properties fo:break-before="page"/>
      <style:text-properties fo:color="#000000" style:font-name="Arial1" fo:font-size="12pt" fo:font-style="normal" fo:font-weight="normal" officeooo:rsid="004c6a83" officeooo:paragraph-rsid="004c6a83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Title_20_only_7e_LT_7e_Notizen" style:list-style-name="L1">
      <style:paragraph-properties fo:margin-top="0in" fo:margin-bottom="0.2in" style:contextual-spacing="false"/>
      <style:text-properties officeooo:paragraph-rsid="0052b5aa"/>
    </style:style>
    <style:style style:name="T1" style:family="text">
      <style:text-properties officeooo:rsid="001f094d"/>
    </style:style>
    <style:style style:name="T2" style:family="text">
      <style:text-properties officeooo:rsid="00211378"/>
    </style:style>
    <style:style style:name="T3" style:family="text">
      <style:text-properties officeooo:rsid="0023ca6c"/>
    </style:style>
    <style:style style:name="T4" style:family="text">
      <style:text-properties fo:color="#000000"/>
    </style:style>
    <style:style style:name="T5" style:family="text">
      <style:text-properties fo:color="#000000" style:font-name="Arial" fo:font-size="12pt" style:font-size-asian="12pt"/>
    </style:style>
    <style:style style:name="T6" style:family="text">
      <style:text-properties fo:color="#000000" style:font-name="Arial" fo:font-size="12pt" officeooo:rsid="0033b0bb" style:font-size-asian="12pt"/>
    </style:style>
    <style:style style:name="T7" style:family="text">
      <style:text-properties fo:color="#000000" style:font-name="Arial" fo:font-size="12pt" officeooo:rsid="0036da45" style:font-size-asian="12pt"/>
    </style:style>
    <style:style style:name="T8" style:family="text">
      <style:text-properties fo:color="#000000" style:font-name="Arial" fo:font-size="12pt" style:font-size-asian="12pt" style:font-size-complex="14pt"/>
    </style:style>
    <style:style style:name="T9" style:family="text">
      <style:text-properties fo:color="#000000" style:font-name="Arial" fo:font-size="12pt" officeooo:rsid="00380d80" style:font-size-asian="12pt" style:font-size-complex="14pt"/>
    </style:style>
    <style:style style:name="T10" style:family="text">
      <style:text-properties fo:color="#000000" style:font-name="Arial" fo:font-size="12pt" officeooo:rsid="003ade41" style:font-size-asian="12pt" style:font-size-complex="14pt"/>
    </style:style>
    <style:style style:name="T11" style:family="text">
      <style:text-properties fo:color="#000000" style:font-name="Arial" fo:font-size="12pt" officeooo:rsid="003b8a27" style:font-size-asian="12pt" style:font-size-complex="14pt"/>
    </style:style>
    <style:style style:name="T12" style:family="text">
      <style:text-properties fo:color="#000000" style:font-name="Arial" fo:font-size="12pt" fo:font-style="italic" fo:font-weight="bold" style:font-size-asian="12pt" style:font-style-asian="italic" style:font-weight-asian="bold"/>
    </style:style>
    <style:style style:name="T13" style:family="text">
      <style:text-properties fo:color="#000000" style:font-name="Arial" fo:font-size="12pt" fo:font-style="italic" style:font-size-asian="12pt" style:font-style-asian="italic"/>
    </style:style>
    <style:style style:name="T14" style:family="text">
      <style:text-properties fo:color="#000000" style:font-name="Arial" fo:font-size="12pt" fo:font-style="italic" officeooo:rsid="00380d80" style:font-size-asian="12pt" style:font-style-asian="italic"/>
    </style:style>
    <style:style style:name="T15" style:family="text">
      <style:text-properties fo:color="#000000" style:font-name="Arial" fo:font-size="12pt" fo:font-style="italic" style:font-size-asian="12pt" style:font-style-asian="italic" style:font-size-complex="14pt" style:font-style-complex="normal"/>
    </style:style>
    <style:style style:name="T16" style:family="text">
      <style:text-properties fo:color="#000000" style:font-name="Arial" fo:font-size="12pt" fo:font-style="italic" officeooo:rsid="00380d80" style:font-size-asian="12pt" style:font-style-asian="italic" style:font-size-complex="14pt"/>
    </style:style>
    <style:style style:name="T17" style:family="text">
      <style:text-properties fo:color="#000000" style:font-name="Arial" fo:font-size="12pt" fo:font-style="normal" officeooo:rsid="0036da45" style:font-size-asian="12pt" style:font-style-asian="normal" style:font-style-complex="normal"/>
    </style:style>
    <style:style style:name="T18" style:family="text">
      <style:text-properties fo:color="#000000" style:font-name="Arial" fo:font-size="12pt" fo:font-style="normal" officeooo:rsid="00380d80" style:font-size-asian="12pt" style:font-style-asian="normal" style:font-style-complex="normal"/>
    </style:style>
    <style:style style:name="T19" style:family="text">
      <style:text-properties fo:color="#000000" style:font-name="Arial" fo:font-size="12pt" fo:font-style="normal" style:font-size-asian="12pt" style:font-style-asian="normal" style:font-size-complex="14pt" style:font-style-complex="normal"/>
    </style:style>
    <style:style style:name="T20" style:family="text">
      <style:text-properties fo:color="#000000" style:font-name="Bitstream Charter" fo:font-size="12pt" fo:font-style="italic" style:font-size-asian="12pt" style:font-style-asian="italic"/>
    </style:style>
    <style:style style:name="T21" style:family="text">
      <style:text-properties fo:color="#000000" style:font-name="Bitstream Charter" fo:font-size="12pt" fo:font-style="italic" officeooo:rsid="0033b0bb" style:font-size-asian="12pt" style:font-style-asian="italic"/>
    </style:style>
    <style:style style:name="T22" style:family="text">
      <style:text-properties fo:color="#000000" style:font-name="Bitstream Charter" fo:font-size="12pt" fo:font-style="normal" style:font-size-asian="12pt" style:font-style-asian="normal" style:font-size-complex="14pt" style:font-style-complex="normal"/>
    </style:style>
    <style:style style:name="T23" style:family="text">
      <style:text-properties fo:color="#000000" style:font-name="Bitstream Charter" fo:font-size="12pt" fo:font-style="normal" officeooo:rsid="0036da45" style:font-size-asian="12pt" style:font-style-asian="normal" style:font-size-complex="14pt" style:font-style-complex="normal"/>
    </style:style>
    <style:style style:name="T24" style:family="text">
      <style:text-properties fo:color="#000000" style:font-name="Bitstream Charter" fo:font-size="12pt" fo:font-style="normal" officeooo:rsid="00380d80" style:font-size-asian="12pt" style:font-style-asian="normal" style:font-size-complex="14pt" style:font-style-complex="normal"/>
    </style:style>
    <style:style style:name="T25" style:family="text">
      <style:text-properties fo:color="#000000" style:font-name="Robota" fo:font-size="12pt" fo:font-style="italic" style:font-size-asian="12pt" style:font-style-asian="italic"/>
    </style:style>
    <style:style style:name="T26" style:family="text">
      <style:text-properties fo:color="#000000" style:font-name="Robota" fo:font-size="12pt" fo:font-style="italic" officeooo:rsid="0033b0bb" style:font-size-asian="12pt" style:font-style-asian="italic"/>
    </style:style>
    <style:style style:name="T27" style:family="text">
      <style:text-properties fo:color="#000000" style:font-name="Robota" fo:font-size="12pt" style:font-size-asian="12pt"/>
    </style:style>
    <style:style style:name="T28" style:family="text">
      <style:text-properties fo:color="#000000" style:font-name="Robota" fo:font-size="12pt" fo:font-style="normal" officeooo:rsid="0033b0bb" style:font-size-asian="12pt" style:font-style-asian="normal" style:font-style-complex="normal"/>
    </style:style>
    <style:style style:name="T29" style:family="text">
      <style:text-properties fo:color="#000000" style:font-name="Latin Modern Math" fo:font-size="12pt" fo:font-style="italic" style:font-size-asian="12pt" style:font-style-asian="italic"/>
    </style:style>
    <style:style style:name="T30" style:family="text">
      <style:text-properties fo:color="#000000" style:font-name="TeXGyreChorus" fo:font-size="12pt" style:font-size-asian="12pt"/>
    </style:style>
    <style:style style:name="T31" style:family="text">
      <style:text-properties fo:color="#000000" style:text-position="sub 58%" style:font-name="Arial" fo:font-size="12pt" officeooo:rsid="00380d80" style:font-size-asian="12pt" style:font-size-complex="14pt"/>
    </style:style>
    <style:style style:name="T32" style:family="text">
      <style:text-properties fo:color="#000000" style:text-position="super 58%" style:font-name="Arial" fo:font-size="12pt" style:font-size-asian="12pt" style:font-size-complex="14pt"/>
    </style:style>
    <style:style style:name="T33" style:family="text">
      <style:text-properties fo:color="#000000" style:text-position="super 58%" style:font-name="Arial" fo:font-size="12pt" style:font-size-asian="12pt"/>
    </style:style>
    <style:style style:name="T34" style:family="text">
      <style:text-properties fo:color="#000000" fo:font-style="normal" officeooo:rsid="00352e75" style:font-style-asian="normal" style:font-style-complex="normal"/>
    </style:style>
    <style:style style:name="T35" style:family="text">
      <style:text-properties fo:color="#000000" fo:font-style="normal" fo:font-weight="normal" officeooo:rsid="004c6a83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fo:font-weight="normal" officeooo:rsid="004d4051" style:font-style-asian="normal" style:font-weight-asian="normal" style:font-style-complex="normal" style:font-weight-complex="normal"/>
    </style:style>
    <style:style style:name="T37" style:family="text">
      <style:text-properties fo:color="#000000" fo:font-style="italic" style:font-style-asian="italic"/>
    </style:style>
    <style:style style:name="T38" style:family="text">
      <style:text-properties fo:color="#000000" fo:font-size="13pt" style:font-size-asian="13pt"/>
    </style:style>
    <style:style style:name="T39" style:family="text">
      <style:text-properties fo:color="#000000" fo:font-size="13pt" officeooo:rsid="004d4051" style:font-size-asian="13pt"/>
    </style:style>
    <style:style style:name="T40" style:family="text">
      <style:text-properties fo:color="#000000" style:font-name="Arial" fo:font-size="12pt" style:font-size-asian="12pt"/>
    </style:style>
    <style:style style:name="T41" style:family="text">
      <style:text-properties fo:color="#000000" style:font-name="Arial" fo:font-size="12pt" officeooo:rsid="00510aca" style:font-size-asian="12pt"/>
    </style:style>
    <style:style style:name="T42" style:family="text">
      <style:text-properties fo:color="#000000" style:font-name="Arial" fo:font-size="12pt" officeooo:rsid="0051d994" style:font-size-asian="12pt"/>
    </style:style>
    <style:style style:name="T43" style:family="text">
      <style:text-properties fo:color="#000000" style:font-name="Arial" fo:font-size="12pt" officeooo:rsid="00556590" style:font-size-asian="12pt"/>
    </style:style>
    <style:style style:name="T44" style:family="text">
      <style:text-properties fo:color="#000000" style:font-name="Arial" fo:font-size="12pt" officeooo:rsid="005c3a29" style:font-size-asian="12pt"/>
    </style:style>
    <style:style style:name="T45" style:family="text">
      <style:text-properties fo:color="#000000" style:font-name="Arial" fo:font-size="12pt" fo:font-style="italic" style:font-size-asian="12pt" style:font-style-asian="italic"/>
    </style:style>
    <style:style style:name="T46" style:family="text">
      <style:text-properties fo:color="#000000" style:font-name="Arial" fo:font-size="12pt" fo:font-style="italic" fo:font-weight="bold" style:font-size-asian="12pt" style:font-style-asian="italic" style:font-weight-asian="bold"/>
    </style:style>
    <style:style style:name="T47" style:family="text">
      <style:text-properties fo:color="#000000" style:font-name="Arial" fo:font-size="12pt" fo:font-style="normal" style:font-size-asian="12pt" style:font-style-asian="normal" style:font-style-complex="normal"/>
    </style:style>
    <style:style style:name="T48" style:family="text">
      <style:text-properties fo:color="#000000" style:font-name="Caladea" fo:font-size="12pt" style:font-size-asian="12pt"/>
    </style:style>
    <style:style style:name="T49" style:family="text">
      <style:text-properties fo:color="#000000" style:font-name="Caladea" fo:font-size="12pt" officeooo:rsid="0052b5aa" style:font-size-asian="12pt"/>
    </style:style>
    <style:style style:name="T50" style:family="text">
      <style:text-properties fo:color="#000000" fo:font-size="12pt" style:font-size-asian="12pt"/>
    </style:style>
    <style:style style:name="T51" style:family="text">
      <style:text-properties fo:color="#000000" fo:font-size="12pt" officeooo:rsid="0052b5aa" style:font-size-asian="12pt"/>
    </style:style>
    <style:style style:name="T52" style:family="text">
      <style:text-properties fo:color="#000000" style:font-name="Arial2" fo:font-size="12pt" style:font-size-asian="12pt"/>
    </style:style>
    <style:style style:name="T53" style:family="text">
      <style:text-properties fo:color="#000000" style:font-name="TeXGyreCursor" fo:font-size="12pt" fo:font-style="italic" style:font-size-asian="12pt" style:font-style-asian="italic"/>
    </style:style>
    <style:style style:name="T54" style:family="text">
      <style:text-properties fo:color="#000000" style:font-name="TeXGyreCursor" fo:font-size="12pt" fo:font-style="italic" officeooo:rsid="005dc5e0" style:font-size-asian="12pt" style:font-style-asian="italic"/>
    </style:style>
    <style:style style:name="T55" style:family="text">
      <style:text-properties style:font-name="Arial2" fo:font-size="14pt" officeooo:rsid="001d6a2e" style:font-size-asian="14pt" style:font-size-complex="14pt"/>
    </style:style>
    <style:style style:name="T56" style:family="text">
      <style:text-properties style:font-name="Arial2" fo:font-size="14pt" officeooo:rsid="001f094d" style:font-size-asian="14pt" style:font-size-complex="14pt"/>
    </style:style>
    <style:style style:name="T57" style:family="text">
      <style:text-properties style:font-name="Arial2" fo:font-size="14pt" officeooo:rsid="00303d14" style:font-size-asian="14pt" style:font-size-complex="14pt"/>
    </style:style>
    <style:style style:name="T58" style:family="text">
      <style:text-properties officeooo:rsid="0027f068"/>
    </style:style>
    <style:style style:name="T59" style:family="text">
      <style:text-properties officeooo:rsid="00303d14"/>
    </style:style>
    <style:style style:name="T60" style:family="text">
      <style:text-properties officeooo:rsid="003186f6"/>
    </style:style>
    <style:style style:name="T61" style:family="text">
      <style:text-properties officeooo:rsid="00324ca9"/>
    </style:style>
    <style:style style:name="T62" style:family="text">
      <style:text-properties officeooo:rsid="0033b0bb"/>
    </style:style>
    <style:style style:name="T63" style:family="text">
      <style:text-properties style:text-position="0% 100%"/>
    </style:style>
    <style:style style:name="T64" style:family="text">
      <style:text-properties style:text-position="0% 100%" officeooo:rsid="004a2789"/>
    </style:style>
    <style:style style:name="T65" style:family="text">
      <style:text-properties officeooo:rsid="004217fc"/>
    </style:style>
    <style:style style:name="T66" style:family="text">
      <style:text-properties officeooo:rsid="0044b4ad"/>
    </style:style>
    <style:style style:name="T67" style:family="text">
      <style:text-properties style:text-position="super 58%"/>
    </style:style>
    <style:style style:name="T68" style:family="text">
      <style:text-properties style:text-position="sub 58%"/>
    </style:style>
    <style:style style:name="T69" style:family="text">
      <style:text-properties style:font-name="Arial"/>
    </style:style>
    <style:style style:name="T70" style:family="text">
      <style:text-properties style:font-name="Arial" fo:font-size="12pt" style:font-size-asian="12pt"/>
    </style:style>
    <style:style style:name="T71" style:family="text">
      <style:text-properties style:font-name="Arial" fo:font-size="12pt" officeooo:rsid="0057809b" style:font-size-asian="12pt"/>
    </style:style>
    <style:style style:name="T72" style:family="text">
      <style:text-properties style:font-name="Arial" fo:font-size="12pt" officeooo:rsid="005a41bf" style:font-size-asian="12pt"/>
    </style:style>
    <style:style style:name="T73" style:family="text">
      <style:text-properties style:font-name="Arial" fo:font-size="12pt" officeooo:rsid="005dc5e0" style:font-size-asian="12pt"/>
    </style:style>
    <style:style style:name="T74" style:family="text">
      <style:text-properties style:font-name="Arial" fo:font-size="12pt" officeooo:rsid="005f72ce" style:font-size-asian="12pt"/>
    </style:style>
    <style:style style:name="T75" style:family="text">
      <style:text-properties style:font-name="Arial" fo:font-size="12pt" fo:font-weight="bold" style:font-size-asian="12pt" style:font-weight-asian="bold" style:font-weight-complex="bold"/>
    </style:style>
    <style:style style:name="T76" style:family="text">
      <style:text-properties style:font-name="Arial" fo:font-size="12pt" fo:font-weight="bold" officeooo:rsid="005dc5e0" style:font-size-asian="12pt" style:font-weight-asian="bold" style:font-weight-complex="bold"/>
    </style:style>
    <style:style style:name="T77" style:family="text">
      <style:text-properties style:font-name="Arial" fo:font-size="12pt" fo:font-style="normal" style:font-size-asian="12pt" style:font-style-asian="normal" style:font-style-complex="normal"/>
    </style:style>
    <style:style style:name="T78" style:family="text">
      <style:text-properties style:font-name="Arial" fo:font-size="12pt" fo:font-style="normal" officeooo:rsid="005ff9b4" style:font-size-asian="12pt" style:font-style-asian="normal" style:font-style-complex="normal"/>
    </style:style>
    <style:style style:name="T79" style:family="text">
      <style:text-properties fo:color="#666666" style:font-name="Arial" fo:font-size="12pt" style:font-size-asian="12pt"/>
    </style:style>
    <style:style style:name="T80" style:family="text">
      <style:text-properties officeooo:rsid="00547e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46104571614968128" text:style-name="L1">
        <text:list-item>
          <text:p text:style-name="P15">Today, I am presenting my thesis work 'Simulation Of A Simple Evolutionary System'</text:p>
        </text:list-item>
      </text:list>
      <text:p text:style-name="P1"/>
      <text:list xml:id="list82635546386847" text:continue-numbering="true" text:style-name="L1">
        <text:list-item>
          <text:p text:style-name="P61">Here is the outline of presentation</text:p>
        </text:list-item>
        <text:list-item>
          <text:p text:style-name="P16">introduce few terms and give background first</text:p>
        </text:list-item>
        <text:list-item>
          <text:p text:style-name="P16">then present these four questions that we tried to answer through this research</text:p>
        </text:list-item>
        <text:list-item>
          <text:p text:style-name="P16">question 1- distance between finite and infinite population</text:p>
        </text:list-item>
        <text:list-item>
          <text:p text:style-name="P16">question 2- oscillation in finite population</text:p>
        </text:list-item>
        <text:list-item>
          <text:p text:style-name="P16">question 3- oscillation in finite population under violation in mutation</text:p>
        </text:list-item>
        <text:list-item>
          <text:p text:style-name="P16">question 4- oscillation in finite population under violation in crossover</text:p>
        </text:list-item>
      </text:list>
      <text:p text:style-name="P2"/>
      <text:list xml:id="list82634842224232" text:continue-numbering="true" text:style-name="L1">
        <text:list-header>
          <text:p text:style-name="P62">Terms</text:p>
          <text:p text:style-name="P17"/>
        </text:list-header>
        <text:list-item>
          <text:p text:style-name="P18">Population P – collection of<text:span text:style-name="T1"> </text:span>binary string<text:span text:style-name="T1">s of length l</text:span></text:p>
        </text:list-item>
        <text:list-item>
          <text:p text:style-name="P17">population vector p – Population can be represented as vector p where p_j is proportion of string j in the population</text:p>
        </text:list-item>
        <text:list-item>
          <text:p text:style-name="P17">As shown in example, for this P, p_3 computed as 1/3</text:p>
        </text:list-item>
        <text:list-item>
          <text:p text:style-name="P17">R – set of l length binary strings</text:p>
        </text:list-item>
        <text:list-item>
          <text:p text:style-name="P17">Addition and multiplication of elements belonging to R are special <text:s/>- bitwise operations modulo 2. Few examples are shown here</text:p>
        </text:list-item>
      </text:list>
      <text:p text:style-name="P3"/>
      <text:list xml:id="list82634273842839" text:continue-numbering="true" text:style-name="L1">
        <text:list-header>
          <text:p text:style-name="P63"><text:s/>Operators</text:p>
          <text:p text:style-name="P20"/>
        </text:list-header>
        <text:list-item>
          <text:p text:style-name="P21"><text:span text:style-name="T3">selection</text:span> – use linear fitness <text:span text:style-name="T2">function</text:span> <text:span text:style-name="T3">with proportionate</text:span> selection</text:p>
        </text:list-item>
        <text:list-item>
          <text:p text:style-name="P19">we <text:span text:style-name="T1">use masked based crossover and mutation and operations occur under R</text:span></text:p>
        </text:list-item>
        <text:list-item>
          <text:p text:style-name="P20">mask - just another binary string of length l</text:p>
        </text:list-item>
        <text:list-item>
          <text:p text:style-name="P11"><text:span text:style-name="T55">crossover – </text:span><text:span text:style-name="T56">we choose two parents and exchange bits according to mask chosen to create two offspring following rule </text:span><text:span text:style-name="T5">u' = um + vm , v' = um + vm</text:span></text:p>
        </text:list-item>
        <text:list-item>
          <text:p text:style-name="P22">mutation – flip bits in string according to mask</text:p>
          <text:p text:style-name="P64">Finite population GA</text:p>
          <text:p text:style-name="P23"/>
        </text:list-item>
        <text:list-item>
          <text:p text:style-name="P23">flowchart shows finite population genetic algorithm</text:p>
        </text:list-item>
        <text:list-item>
          <text:p text:style-name="P21">start from initial population P</text:p>
        </text:list-item>
        <text:list-item>
          <text:p text:style-name="P21">two parents u and v are selected and crossed and mutated to produce offspring u' and v'</text:p>
        </text:list-item>
        <text:list-item>
          <text:p text:style-name="P21">one of u' and v' are kept with uniform probability</text:p>
        </text:list-item>
        <text:list-item>
          <text:p text:style-name="P24">when all new generation is formed, population P is replaced</text:p>
        </text:list-item>
        <text:list-item>
          <text:p text:style-name="P24">The process is repeated until some threshold is met or system stops to improve</text:p>
        </text:list-item>
      </text:list>
      <text:p text:style-name="P4"/>
      <text:list xml:id="list82634297061727" text:continue-numbering="true" text:style-name="L1">
        <text:list-header>
          <text:p text:style-name="P65">Infinite population model</text:p>
          <text:p text:style-name="P25"/>
        </text:list-header>
        <text:list-item>
          <text:p text:style-name="P25">In infinite population model, population is modeled as population vector p</text:p>
        </text:list-item>
        <text:list-item>
          <text:p text:style-name="P25">function G maps population vector p to the next generation </text:p>
        </text:list-item>
        <text:list-item>
          <text:p text:style-name="P25">where G(p_j) is probability that string j occurs in the next generation</text:p>
        </text:list-item>
        <text:list-item>
          <text:p text:style-name="P25">the sequence forms evolution of population in infinite population model</text:p>
        </text:list-item>
      </text:list>
      <text:p text:style-name="P5"/>
      <text:list xml:id="list82634890041493" text:continue-numbering="true" text:style-name="L1">
        <text:list-header>
          <text:p text:style-name="P65">History</text:p>
          <text:p text:style-name="P25"/>
        </text:list-header>
        <text:list-item>
          <text:p text:style-name="P25">Lot of people have contributed in the field of genetic algorithm</text:p>
        </text:list-item>
        <text:list-item>
          <text:p text:style-name="P25">I <text:span text:style-name="T58">have </text:span>listed only few in here</text:p>
        </text:list-item>
        <text:list-item>
          <text:p text:style-name="P25">In 1932, Haldane summarized basic population genetics models by: Wright, Fisher and Haldane himself</text:p>
        </text:list-item>
        <text:list-item>
          <text:p text:style-name="P25">Several people were working with evolution inspired algorithms in 1950s and 1960s</text:p>
        </text:list-item>
        <text:list-item>
          <text:p text:style-name="P26">In 60s and 70s, Holland and colleagues formalized and promoted population based genetic algorithms with crossover and mutation</text:p>
        </text:list-item>
        <text:list-item>
          <text:p text:style-name="P26">In 1999, in his book 'Simple genetic algorithm', Vose presented efficient methods for computing with haploid model</text:p>
          <text:p text:style-name="P66">Random Heuristic Search</text:p>
          <text:p text:style-name="P27"/>
        </text:list-item>
        <text:list-item>
          <text:p text:style-name="P27">This model <text:span text:style-name="T59">is introduced by Vose in his</text:span> book </text:p>
        </text:list-item>
        <text:list-item>
          <text:p text:style-name="P27"><text:span text:style-name="T59">O</text:span>ur work is largely based on this model</text:p>
        </text:list-item>
        <text:list-item>
          <text:p text:style-name="P27"><text:span text:style-name="T59">I</text:span>n this model, Vose defines stochastic transition rule T to map population vector p to next generation population vector p' </text:p>
        </text:list-item>
        <text:list-item>
          <text:p text:style-name="P27"><text:span text:style-name="T59">T</text:span>he sequence <text:span text:style-name="T60">shows</text:span> finite population evolution which forms Markov chain</text:p>
        </text:list-item>
        <text:list-item>
          <text:p text:style-name="P27">Since T is stochastic function, T(p) can not be predicted with certainty</text:p>
        </text:list-item>
        <text:list-item>
          <text:p text:style-name="P27">So Vose calculates expected next generation G(p)</text:p>
        </text:list-item>
        <text:list-item>
          <text:p text:style-name="P27">Vose gives variance of actual next generation population and expected next generation populations <text:span text:style-name="T61">given current generation population</text:span> as</text:p>
        </text:list-item>
        <text:list-item>
          <text:p text:style-name="P28">where r is population size</text:p>
        </text:list-item>
      </text:list>
      <text:p text:style-name="P7"/>
      <text:list xml:id="list82635853184485" text:continue-numbering="true" text:style-name="L1">
        <text:list-header>
          <text:p text:style-name="P67">Question 1</text:p>
          <text:p text:style-name="P29"/>
        </text:list-header>
        <text:list-item>
          <text:p text:style-name="P30"><text:span text:style-name="T62">Here</text:span> we are <text:span text:style-name="T62">more </text:span>interested in distance</text:p>
        </text:list-item>
        <text:list-item>
          <text:p text:style-name="P31">In next few slides, we <text:span text:style-name="T62">analyze</text:span> this equation to get <text:span text:style-name="T62">implication</text:span> about distance between finite population and infinite population</text:p>
        </text:list-item>
      </text:list>
      <text:p text:style-name="P6"/>
      <text:list xml:id="list82634456176078" text:continue-numbering="true" text:style-name="L1">
        <text:list-header>
          <text:p text:style-name="P67">Chebyshev Inequality</text:p>
          <text:p text:style-name="P29"/>
        </text:list-header>
        <text:list-item>
          <text:p text:style-name="P32">From Chebyshev inequality, we get this equation (Equation) </text:p>
        </text:list-item>
        <text:list-item>
          <text:p text:style-name="P12"><text:span text:style-name="T57">where </text:span><text:span text:style-name="T5">Є = </text:span><text:span text:style-name="T20">f</text:span><text:span text:style-name="T25">(</text:span><text:span text:style-name="T20">r</text:span><text:span text:style-name="T25">)</text:span><text:span text:style-name="T27">/√</text:span><text:span text:style-name="T20">r</text:span><text:span text:style-name="T5">, where</text:span><text:span text:style-name="T27"> </text:span><text:span text:style-name="T20">f</text:span><text:span text:style-name="T25">(</text:span><text:span text:style-name="T20">r</text:span><text:span text:style-name="T25">)</text:span><text:span text:style-name="T5"> grows arbitrarily slowly and </text:span><text:span text:style-name="T6">limit </text:span><text:span text:style-name="T21">f</text:span><text:span text:style-name="T26">(</text:span><text:span text:style-name="T21">r</text:span><text:span text:style-name="T26">) </text:span><text:span text:style-name="T28">goes to infty</text:span></text:p>
        </text:list-item>
        <text:list-item>
          <text:p text:style-name="P33">The equation implies that distance <text:s/>might decrease as 1<text:span text:style-name="T27">/√</text:span><text:span text:style-name="T20">r</text:span></text:p>
          <text:p text:style-name="P68">Population points</text:p>
          <text:p text:style-name="P35"/>
        </text:list-item>
        <text:list-item>
          <text:p text:style-name="P35">In the figure, finite populations are represented by dots in tetrahedron (for l = 2, r = 2)</text:p>
        </text:list-item>
        <text:list-item>
          <text:p text:style-name="P35">larger dots → less likely points </text:p>
        </text:list-item>
        <text:list-item>
          <text:p text:style-name="P35">smaller dots → more likely points</text:p>
        </text:list-item>
        <text:list-item>
          <text:p text:style-name="P35">Finite population → can only be at lattice points</text:p>
        </text:list-item>
        <text:list-item>
          <text:p text:style-name="P35">but infinite population → can be any where in the space</text:p>
        </text:list-item>
        <text:list-item>
          <text:p text:style-name="P57"><text:span text:style-name="T34">Vose says the closest distance between any lattice point and any point in the space is </text:span><text:span text:style-name="T4">O(1/√</text:span><text:span text:style-name="T37">r</text:span><text:span text:style-name="T4">)</text:span></text:p>
        </text:list-item>
        <text:list-item>
          <text:p text:style-name="P57"><text:span text:style-name="T34">This also suggests the distance between finite population and infinite population might decrease as </text:span><text:span text:style-name="T4">1/√</text:span><text:span text:style-name="T37">r</text:span></text:p>
          <text:p text:style-name="P34"/>
          <text:p text:style-name="P69">Jensen Inequality</text:p>
        </text:list-item>
        <text:list-item>
          <text:p text:style-name="P13"><text:span text:style-name="T23">Let Treat </text:span><text:span text:style-name="T5"><text:s/>||</text:span><text:span text:style-name="T29">τ</text:span><text:span text:style-name="T5">(</text:span><text:span text:style-name="T12">p</text:span><text:span text:style-name="T5">) − </text:span><text:span text:style-name="T30">G</text:span><text:span text:style-name="T5">(</text:span><text:span text:style-name="T12">p</text:span><text:span text:style-name="T5">)|| </text:span><text:span text:style-name="T7">as random variable </text:span><text:span text:style-name="T13">η </text:span><text:span text:style-name="T17">and convex function phi(x) = x^2</text:span></text:p>
        </text:list-item>
        <text:list-item>
          <text:p text:style-name="P37">From Jensen's Inequality on the function, the expectation of distance between finite and infinite population is given by the equation: (Equation)</text:p>
        </text:list-item>
        <text:list-item>
          <text:p text:style-name="P13"><text:span text:style-name="T23">This also suggests distance might decrease as </text:span><text:span text:style-name="T5">1/√</text:span><text:span text:style-name="T20">r</text:span></text:p>
        </text:list-item>
        <text:list-item>
          <text:p text:style-name="P39">All of 3 implications on distance are from inequalities, does it happen in practice?</text:p>
        </text:list-item>
        <text:list-item>
          <text:p text:style-name="P39">To investigate these, we setup of model which is diploid population model.</text:p>
        </text:list-item>
      </text:list>
      <text:p text:style-name="P8"/>
      <text:list xml:id="list82635512523530" text:continue-numbering="true" text:style-name="L1">
        <text:list-header>
          <text:p text:style-name="P70">Diploid Population Model</text:p>
          <text:p text:style-name="P38"/>
        </text:list-header>
        <text:list-item>
          <text:p text:style-name="P14"><text:span text:style-name="T24">We consider diploid genome </text:span><text:span text:style-name="T13">α , </text:span><text:span text:style-name="T18">with genome length</text:span><text:span text:style-name="T14"> l</text:span></text:p>
        </text:list-item>
        <text:list-item>
          <text:p text:style-name="P58"><text:span text:style-name="T22">q^n → population at generation n, q^n(</text:span><text:span text:style-name="T15">α </text:span><text:span text:style-name="T22">) -&gt; prevalence of dioloid </text:span><text:span text:style-name="T15">α <text:s/></text:span><text:span text:style-name="T19">at generation</text:span><text:span text:style-name="T15"> n</text:span></text:p>
        </text:list-item>
        <text:list-item>
          <text:p text:style-name="P59"><text:span text:style-name="T8">let t</text:span><text:span text:style-name="T31">α</text:span><text:span text:style-name="T9"> </text:span><text:span text:style-name="T8">(g) be transmission function which is probability that gamete g is produced from parent <text:s/></text:span><text:span text:style-name="T16">α. </text:span></text:p>
        </text:list-item>
        <text:list-item>
          <text:p text:style-name="P59"><text:span text:style-name="T9">T</text:span><text:span text:style-name="T8">hen th</text:span><text:span text:style-name="T11">is</text:span><text:span text:style-name="T8"> equation (Equation) </text:span><text:span text:style-name="T10">gives us next generation population</text:span></text:p>
        </text:list-item>
        <text:list-item>
          <text:p text:style-name="P60"><text:span text:style-name="T10">1</text:span><text:span text:style-name="T32">st</text:span><text:span text:style-name="T8"> part being probability of gamma0 is produced from parent </text:span><text:span text:style-name="T16">α</text:span><text:span text:style-name="T8">, </text:span></text:p>
        </text:list-item>
        <text:list-item>
          <text:p text:style-name="P60"><text:span text:style-name="T8">2</text:span><text:span text:style-name="T32">nd</text:span><text:span text:style-name="T8"> part being probability of gamma1 is produced from parent beta</text:span></text:p>
          <text:p text:style-name="P71">Reduction to Haploid Model</text:p>
        </text:list-item>
      </text:list>
      <text:p text:style-name="P9"/>
      <text:list xml:id="list82635097981902" text:continue-numbering="true" text:style-name="L1">
        <text:list-item>
          <text:p text:style-name="P40">Diploid distribution can be obtained as product of two haploid distribution as (eqn 1)</text:p>
        </text:list-item>
        <text:list-item>
          <text:p text:style-name="P40">Haploid distribution can be obtained from diploid population using (eqn 2)</text:p>
        </text:list-item>
        <text:list-item>
          <text:p text:style-name="P40">where [..] are Iverson brackets . If expression inside the bracket is true, then it is 1 or else 0</text:p>
        </text:list-item>
        <text:list-item>
          <text:p text:style-name="P40">We can express evolution eqn in terms of haploid <text:s/>distributions as (eqn 3)</text:p>
        </text:list-item>
        <text:list-item>
          <text:p text:style-name="P41">And in the matrix form, it can be expressed as (eqn 4)</text:p>
        </text:list-item>
        <text:list-item>
          <text:p text:style-name="P41">Where M g = t(g) <text:span text:style-name="T66">and we call M g as mixing matrix</text:span></text:p>
          <text:p text:style-name="P72">Specialization to Vose's Haploid Model</text:p>
          <text:p text:style-name="P42"/>
        </text:list-item>
        <text:list-item>
          <text:p text:style-name="P42">Now we have haploid model to work with, we use mutation and crossover distributions provided by Vose.</text:p>
        </text:list-item>
        <text:list-item>
          <text:p text:style-name="P42">Mu's of i are component of mutation distribution, Mu is mutation rate</text:p>
        </text:list-item>
        <text:list-item>
          <text:p text:style-name="P42">T is transpose, bold 1 is <text:span text:style-name="T65">column </text:span>vector of 1s, <text:span text:style-name="T65">l is length of string</text:span></text:p>
        </text:list-item>
        <text:list-item>
          <text:p text:style-name="P43">Similarly, Xs of i are ith component of crossover distribution, X is crossover rate</text:p>
        </text:list-item>
        <text:list-item>
          <text:p text:style-name="P43">And our transmission function becomes t(g) which is already established by Vose</text:p>
          <text:p text:style-name="P73">Walsh Basis</text:p>
          <text:p text:style-name="P44"/>
        </text:list-item>
        <text:list-item>
          <text:p text:style-name="P44">Walsh matrix <text:s/>is given by (eqn 1)</text:p>
        </text:list-item>
        <text:list-item>
          <text:p text:style-name="P44">N is cardinality of R (N = 2^l)</text:p>
        </text:list-item>
        <text:list-item>
          <text:p text:style-name="P44">We use hat to denote value in walsh basis</text:p>
        </text:list-item>
        <text:list-item>
          <text:p text:style-name="P44">Walsh transform of matrix A is given by (eqn 2)</text:p>
        </text:list-item>
        <text:list-item>
          <text:p text:style-name="P44">Walsh transform of vector w is given by (eqn 3)</text:p>
        </text:list-item>
        <text:list-item>
          <text:p text:style-name="P45">And mixing matrix in walsh basis is given by (eqn 4)</text:p>
        </text:list-item>
        <text:list-item>
          <text:p text:style-name="P45">And evolution eqn in walsh basis (eqn 5)</text:p>
          <text:p text:style-name="P74">Computational Advantages</text:p>
          <text:p text:style-name="P46"/>
        </text:list-item>
        <text:list-item>
          <text:p text:style-name="P46">Reduction to Haploid model, then specializing to Vose's haploid model simplifies computation, which otherwise for diploid case would have been computationally impractical with resources available</text:p>
        </text:list-item>
        <text:list-item>
          <text:p text:style-name="P46">Computation in walsh basis makes thing even simpler, because now we only need one mixing matrix as opposed to 2<text:span text:style-name="T67">l</text:span> </text:p>
        </text:list-item>
        <text:list-item>
          <text:p text:style-name="P47">Consider l = 14, 2<text:span text:style-name="T67">14 <text:s/></text:span><text:span text:style-name="T63">mixing matrices would require 32 TB of memory, while one mixing matrix would require only 2 GB of memory</text:span></text:p>
          <text:p text:style-name="P75">Distance Computation</text:p>
          <text:p text:style-name="P50"/>
        </text:list-item>
        <text:list-item>
          <text:p text:style-name="P49"><text:span text:style-name="T63">With naïve computation as shown in equation (1), <text:s/></text:span><text:span text:style-name="T64">where f is finite population and q is infinite population</text:span></text:p>
        </text:list-item>
        <text:list-item>
          <text:p text:style-name="P49"><text:span text:style-name="T63">there would be 2</text:span><text:span text:style-name="T67">l</text:span><text:span text:style-name="T63"> x 2</text:span><text:span text:style-name="T67">l </text:span><text:span text:style-name="T63">multiplication terms to be computed</text:span></text:p>
        </text:list-item>
        <text:list-item>
          <text:p text:style-name="P48"><text:span text:style-name="T63">We simplify it <text:s/>as shown in eqn (2) where it needs only 2</text:span><text:span text:style-name="T67">l</text:span><text:span text:style-name="T63"> + cardinal value of S</text:span><text:span text:style-name="T68">f</text:span><text:span text:style-name="T63"> terms</text:span></text:p>
        </text:list-item>
        <text:list-item>
          <text:p text:style-name="P51">Sf is set of diploids that are in finite populations</text:p>
          <text:p text:style-name="P48"/>
          <text:p text:style-name="P76">Distance Convergence</text:p>
          <text:p text:style-name="P52"/>
        </text:list-item>
        <text:list-item>
          <text:p text:style-name="P52">simulations run with X = 0.1 and Mu = 0.001</text:p>
        </text:list-item>
        <text:list-item>
          <text:p text:style-name="P52">l in {4, 6, 8, 10, 12, 14}</text:p>
        </text:list-item>
        <text:list-item>
          <text:p text:style-name="P52">N is population size</text:p>
        </text:list-item>
        <text:list-item>
          <text:p text:style-name="P52">n is no. of generations at which distance is computed</text:p>
        </text:list-item>
        <text:list-item>
          <text:p text:style-name="P52">Graphs show as population size increases, distance decreases, converge to infinite population</text:p>
        </text:list-item>
        <text:list-item>
          <text:p text:style-name="P52">Graphs also show smoothing as genome length increases</text:p>
        </text:list-item>
        <text:list-item>
          <text:p text:style-name="P141"><text:span text:style-name="T35">Data shows a near linear dependence of log d on log N </text:span><text:span text:style-name="T36">and that is what we are particularly interested in</text:span></text:p>
          <text:p text:style-name="P146">Regression</text:p>
          <text:p text:style-name="P143"/>
        </text:list-item>
        <text:list-item>
          <text:p text:style-name="P53">So we tried to fit data in the linear equation (1) </text:p>
        </text:list-item>
        <text:list-item>
          <text:p text:style-name="P53">m is slope and b is y intercept</text:p>
        </text:list-item>
        <text:list-item>
          <text:p text:style-name="P53">Regression shows m nearly equal to -0.5</text:p>
        </text:list-item>
        <text:list-item>
          <text:p text:style-name="P36">k = e^b decreases monotonically with genome length l, and increases monotonically with generation n</text:p>
        </text:list-item>
        <text:list-item>
          <text:p text:style-name="P144">increase in k for larger n seems to be a manifestation of the growing nonlinearity likely that the nonlinearity results partly from genetic drift experienced by finite populations </text:p>
        </text:list-item>
        <text:list-item>
          <text:p text:style-name="P142"><text:span text:style-name="T39">and </text:span><text:span text:style-name="T38">partly because predicted distance is for single step case as generation increases difference between finite population and infinite population accumulates non linearly</text:span></text:p>
        </text:list-item>
        <text:list-item>
          <text:p text:style-name="P145">which is depicted by the following diagram</text:p>
        </text:list-item>
      </text:list>
      <text:p text:style-name="P10"/>
      <text:list xml:id="list82634077619290" text:continue-numbering="true" text:style-name="L1">
        <text:list-item>
          <text:p text:style-name="P77">Non linearity</text:p>
        </text:list-item>
        <text:list-item>
          <text:p text:style-name="P54">Distance between T(p) and G(p) is k1/sqrt(N), …</text:p>
        </text:list-item>
        <text:list-item>
          <text:p text:style-name="P54">distance adds up as generation increases</text:p>
        </text:list-item>
      </text:list>
      <text:p text:style-name="P55"/>
      <text:list xml:id="list82635802832951" text:continue-numbering="true" text:style-name="L1">
        <text:list-item>
          <text:p text:style-name="P78">Distance: Conclusion</text:p>
          <text:p text:style-name="P56"/>
        </text:list-item>
        <text:list-item>
          <text:p text:style-name="P80"><text:span text:style-name="T69">Vose's infinite population model makes computation in diploid case efficient by reducing to the haploid case</text:span></text:p>
        </text:list-item>
        <text:list-item>
          <text:p text:style-name="P82"><text:span text:style-name="T5">Distance between finite diploid population and infinite diploid population can decrease like 1/√N</text:span></text:p>
        </text:list-item>
        <text:list-item>
          <text:p text:style-name="P121"><text:span text:style-name="T5">Question 2</text:span></text:p>
        </text:list-item>
        <text:list-item>
          <text:p text:style-name="P85"><text:span text:style-name="T5">Now we move on our 2</text:span><text:span text:style-name="T33">nd</text:span><text:span text:style-name="T5"> question</text:span></text:p>
          <text:p text:style-name="P121"><text:span text:style-name="T5">Limits</text:span></text:p>
        </text:list-item>
        <text:list-item>
          <text:p text:style-name="P85"><text:span text:style-name="T5">want to introduce term limit or fixed point</text:span></text:p>
        </text:list-item>
        <text:list-item>
          <text:p text:style-name="P85"><text:span text:style-name="T5">under general condition, the sequence converges to a point, fixed point or limit</text:span></text:p>
        </text:list-item>
        <text:list-item>
          <text:p text:style-name="P85"><text:span text:style-name="T5">but under certain circumstances, the sequence converges to a periodic orbit between two fixed points, say p* and q*</text:span></text:p>
        </text:list-item>
        <text:list-item>
          <text:p text:style-name="P121"><text:span text:style-name="T5">NS Conditions </text:span></text:p>
        </text:list-item>
        <text:list-item>
          <text:p text:style-name="P86"><text:span text:style-name="T5">These are two necessary and sufficient conditions under which infinite populations converge to a periodic orbit</text:span></text:p>
        </text:list-item>
        <text:list-item>
          <text:p text:style-name="P86"><text:span text:style-name="T5">So our second question is do finite populations also exhibit oscillations from random initial populations?</text:span></text:p>
        </text:list-item>
        <text:list-item>
          <text:p text:style-name="P122"><text:span text:style-name="T5">Previous works</text:span></text:p>
        </text:list-item>
        <text:list-item>
          <text:p text:style-name="P86"><text:span text:style-name="T5">Other people in the past also have been interested in studying oscillations in populations.</text:span></text:p>
        </text:list-item>
        <text:list-item>
          <text:p text:style-name="P86"><text:span text:style-name="T5">Akin (1982) proved existence of cycling for continuous time 2-bit diploid model</text:span></text:p>
        </text:list-item>
        <text:list-item>
          <text:p text:style-name="P138"><text:span text:style-name="T5">Hasting (1981) studied cycling in populations with infinite 2-bit diploid population model</text:span></text:p>
        </text:list-item>
        <text:list-item>
          <text:p text:style-name="P138"><text:span text:style-name="T5">Wright and Bidwell (1997) provided examples when cycles in an infinite haploid population model occur with crossover and mutation for 3 bit and 4 bit populations </text:span></text:p>
        </text:list-item>
        <text:list-item>
          <text:p text:style-name="P138"><text:span text:style-name="T5">Wright and Agapie (2001) described cyclings in infinite populations for up to 4 bits, and also presented data for cyclings in finite populations</text:span></text:p>
        </text:list-item>
      </text:list>
      <text:p text:style-name="P87"/>
      <text:list xml:id="list82634871790111" text:continue-numbering="true" text:style-name="L1">
        <text:list-item>
          <text:p text:style-name="P123"><text:span text:style-name="T5">Difference from previous works</text:span></text:p>
        </text:list-item>
        <text:list-item>
          <text:p text:style-name="P88"><text:span text:style-name="T5">There are few differences in our study than what had been done before</text:span></text:p>
        </text:list-item>
        <text:list-item>
          <text:p text:style-name="P88"><text:span text:style-name="T5">Akin's study - continuous time model and ours - discrete time model</text:span></text:p>
        </text:list-item>
        <text:list-item>
          <text:p text:style-name="P138"><text:span text:style-name="T5">Hastings' study - limited to two bits length, includes only crossover, not mutation</text:span></text:p>
        </text:list-item>
        <text:list-item>
          <text:p text:style-name="P83"><text:span text:style-name="T41">Examples provided by Wright and Bidwell were for specific set parameter values for crossover, mutation and fitness : </text:span><text:span text:style-name="T52">Wright and Bidwell <text:s/>compute a specific fitness function and a specific initial population for randomly generated mutation and crossover distributions in an attempt to find cyclic behavior</text:span><text:span text:style-name="T50"> </text:span></text:p>
        </text:list-item>
        <text:list-item>
          <text:p text:style-name="P138"><text:span text:style-name="T5">We study cyclic behavior for fixed fitness function and random: initial population, mutation and crossover distribution</text:span></text:p>
        </text:list-item>
        <text:list-item>
          <text:p text:style-name="P138"><text:span text:style-name="T5">Wright and Agapie used dynamic mutation that depends upon where population is in the population space while we use static mutation</text:span></text:p>
        </text:list-item>
        <text:list-item>
          <text:p text:style-name="P138"><text:span text:style-name="T5">Another difference between Wright and Agapie's work and ours is fitness</text:span></text:p>
        </text:list-item>
        <text:list-item>
          <text:p text:style-name="P138"><text:span text:style-name="T5">We study oscillation for higher bit length (up to 14), and actually oscillation conditions </text:span><text:span text:style-name="T42">for infinite populations</text:span><text:span text:style-name="T5"> are independent of string length</text:span></text:p>
        </text:list-item>
        <text:list-item>
          <text:p text:style-name="P138"><text:span text:style-name="T5">We study oscillation for both haploid and diploid populations, and for both finite and infinite populations</text:span></text:p>
        </text:list-item>
        <text:list-item>
          <text:p text:style-name="P138"><text:span text:style-name="T5">We also visualize oscillation</text:span></text:p>
        </text:list-item>
      </text:list>
      <text:p text:style-name="P89"/>
      <text:list xml:id="list82635059011572" text:continue-numbering="true" text:style-name="L1">
        <text:list-item>
          <text:p text:style-name="P124">Oscillation: Simulation</text:p>
        </text:list-item>
        <text:list-item>
          <text:p text:style-name="P88"><text:span text:style-name="T5">Simulations were run for both haploid and diploid populations</text:span></text:p>
        </text:list-item>
        <text:list-item>
          <text:p text:style-name="P82"><text:span text:style-name="T5">Random initial population</text:span></text:p>
        </text:list-item>
        <text:list-item>
          <text:p text:style-name="P82"><text:span text:style-name="T13">l</text:span><text:span text:style-name="T5"> ∈ {8, 10, 12, 14}</text:span></text:p>
        </text:list-item>
        <text:list-item>
          <text:p text:style-name="P82"><text:span text:style-name="T5">N = {4096, 40960, 81920}</text:span></text:p>
        </text:list-item>
        <text:list-item>
          <text:p text:style-name="P82"><text:span text:style-name="T5">To visualize oscillation, distance between fixed points and population are plotted</text:span></text:p>
        </text:list-item>
      </text:list>
      <text:p text:style-name="P89"/>
      <text:list xml:id="list82635764637283" text:continue-numbering="true" text:style-name="L1">
        <text:list-item>
          <text:p text:style-name="P124"><text:span text:style-name="T5">Results: Oscillation</text:span></text:p>
        </text:list-item>
        <text:list-item>
          <text:p text:style-name="P90"><text:span text:style-name="T5">Here are results for haploid and diploid population of length 10</text:span></text:p>
        </text:list-item>
        <text:list-item>
          <text:p text:style-name="P90"><text:span text:style-name="T5">left side – haploid, right side – diploids</text:span></text:p>
        </text:list-item>
        <text:list-item>
          <text:p text:style-name="P90"><text:span text:style-name="T5">last row – graphs – infinite population</text:span></text:p>
        </text:list-item>
        <text:list-item>
          <text:p text:style-name="P84"><text:span text:style-name="T42">As population size increases, </text:span><text:span text:style-name="T48">oscillation approaches the behavior </text:span><text:span text:style-name="T50">exhibited by infinite population</text:span></text:p>
        </text:list-item>
        <text:list-item>
          <text:p text:style-name="P91"><text:span text:style-name="T5">observe more randomness in diploids for same l and N</text:span></text:p>
        </text:list-item>
        <text:list-item>
          <text:p text:style-name="P125"><text:span text:style-name="T5">Results: Oscillation</text:span></text:p>
        </text:list-item>
        <text:list-item>
          <text:p text:style-name="P91"><text:span text:style-name="T5">These are results for l = 12</text:span></text:p>
        </text:list-item>
        <text:list-item>
          <text:p text:style-name="P91"><text:span text:style-name="T5">We observe that Increase in l degrades oscillation, and it is particularly noticeable in diploid case</text:span></text:p>
        </text:list-item>
        <text:list-item>
          <text:p text:style-name="P92"><text:span text:style-name="T5">We see an interesting behavior in this top right graph, </text:span></text:p>
        </text:list-item>
        <text:list-item>
          <text:p text:style-name="P92"><text:span text:style-name="T5">Here is zoomed in picture</text:span></text:p>
        </text:list-item>
        <text:list-item>
          <text:p text:style-name="P126"><text:span text:style-name="T5">Results: Oscillation</text:span></text:p>
        </text:list-item>
        <text:list-item>
          <text:p text:style-name="P147"><text:span text:style-name="T49">See oscillation between different levels</text:span></text:p>
        </text:list-item>
        <text:list-item>
          <text:p text:style-name="P147"><text:span text:style-name="T48">Observed only for higher values of l in diploids and for small </text:span><text:span text:style-name="T50">population size</text:span></text:p>
        </text:list-item>
        <text:list-item>
          <text:p text:style-name="P147"><text:span text:style-name="T48">MIght be because there could be fixed points for other distributions </text:span><text:span text:style-name="T50">in the vicinity of finite population trajectory and get attracted to those fixed points</text:span></text:p>
        </text:list-item>
        <text:list-item>
          <text:p text:style-name="P140"><text:span text:style-name="T49">and</text:span><text:span text:style-name="T48"> smaller populations do not follow infinite population path as </text:span><text:span text:style-name="T50">closely as larger populations do; </text:span><text:span text:style-name="T51">so as for larger populations, these behaviors were not observed</text:span></text:p>
        </text:list-item>
        <text:list-item>
          <text:p text:style-name="P92"><text:span text:style-name="T5"/></text:p>
          <text:p text:style-name="P56"/>
        </text:list-item>
        <text:list-item>
          <text:p text:style-name="P79">Oscillation: <text:span text:style-name="T80">amplitude</text:span></text:p>
        </text:list-item>
        <text:list-item>
          <text:p text:style-name="P81"><text:span text:style-name="T69">Oscillation amplitude increases with increase in population size</text:span></text:p>
        </text:list-item>
        <text:list-item>
          <text:p text:style-name="P82"><text:span text:style-name="T5">Amplitude of oscillation decreases with increase in </text:span><text:span text:style-name="T13">l</text:span><text:span text:style-name="T5"> </text:span><text:span text:style-name="T79"><text:s/></text:span></text:p>
        </text:list-item>
        <text:list-item>
          <text:p text:style-name="P127"><text:span text:style-name="T79">Conclusion: Oscillation</text:span></text:p>
        </text:list-item>
        <text:list-item>
          <text:p text:style-name="P93"><text:span text:style-name="T79">Our conclusions from this simulation are</text:span></text:p>
        </text:list-item>
        <text:list-item>
          <text:p text:style-name="P93"><text:span text:style-name="T5">Finite population evolution exhibit approximate oscillation</text:span></text:p>
        </text:list-item>
        <text:list-item>
          <text:p text:style-name="P82"><text:span text:style-name="T5">As </text:span><text:span text:style-name="T13">l</text:span><text:span text:style-name="T5"> increases, oscillation amplitude decreases</text:span></text:p>
        </text:list-item>
        <text:list-item>
          <text:p text:style-name="P82"><text:span text:style-name="T5">As population size increases, oscillation amplitude increases and randomness decreases</text:span></text:p>
        </text:list-item>
        <text:list-item>
          <text:p text:style-name="P82"><text:span text:style-name="T5">Finite population also oscillates between different pairs of fixed points for diploid population of smaller size and larger </text:span><text:span text:style-name="T13">l</text:span><text:span text:style-name="T5"> </text:span></text:p>
        </text:list-item>
      </text:list>
      <text:p text:style-name="P94"/>
      <text:list xml:id="list82634911210730" text:continue-numbering="true" text:style-name="L1">
        <text:list-item>
          <text:p text:style-name="P128"><text:span text:style-name="T79">Question 3</text:span></text:p>
        </text:list-item>
        <text:list-item>
          <text:p text:style-name="P95"><text:span text:style-name="T79">Now we move on to next question which concerns about robustness of finite populations</text:span></text:p>
        </text:list-item>
      </text:list>
      <text:p text:style-name="P96"/>
      <text:list xml:id="list82634325937253" text:continue-numbering="true" text:style-name="L1">
        <text:list-item>
          <text:p text:style-name="P128"><text:span text:style-name="T79">Robustness of finite populations</text:span></text:p>
        </text:list-item>
        <text:list-item>
          <text:p text:style-name="P95"><text:span text:style-name="T5">A Markov chain is said to be </text:span><text:span text:style-name="T13">irreducible</text:span><text:span text:style-name="T5"> if it is possible to get to any state from any state</text:span></text:p>
        </text:list-item>
        <text:list-item>
          <text:p text:style-name="P139"><text:span text:style-name="T5">A Markov chain is </text:span><text:span text:style-name="T13">aperiodic</text:span><text:span text:style-name="T5"> if it can return to state </text:span><text:span text:style-name="T13">i</text:span><text:span text:style-name="T5"> at irregular times</text:span></text:p>
        </text:list-item>
        <text:list-item>
          <text:p text:style-name="P139"><text:span text:style-name="T5">Markov chain is </text:span><text:span text:style-name="T13">regular</text:span><text:span text:style-name="T5"> if it is both irreducible <text:s/>and aperiodic</text:span></text:p>
        </text:list-item>
        <text:list-item>
          <text:p text:style-name="P139"><text:span text:style-name="T5">Steady state distribution exists if Markov chain is regular</text:span></text:p>
        </text:list-item>
        <text:list-item>
          <text:p text:style-name="P139"><text:span text:style-name="T5">No periodic orbit exists for finite population</text:span></text:p>
        </text:list-item>
        <text:list-item>
          <text:p text:style-name="P139"><text:span text:style-name="T43">we try to find if finite population can </text:span><text:span text:style-name="T5">exhibit approximate oscillation </text:span><text:span text:style-name="T43">when the Markov chain is regular</text:span></text:p>
        </text:list-item>
      </text:list>
      <text:p text:style-name="P96"/>
      <text:list xml:id="list82634957123687" text:continue-numbering="true" text:style-name="L1">
        <text:list-item>
          <text:p text:style-name="P129"><text:span text:style-name="T70">Violation in mutation</text:span></text:p>
        </text:list-item>
        <text:list-item>
          <text:p text:style-name="P97"><text:span text:style-name="T70">So to make Markov chain </text:span><text:span text:style-name="T71">formed by finite population evolution</text:span><text:span text:style-name="T70"> regular, we introduce E as violation in mutation distribution</text:span></text:p>
        </text:list-item>
        <text:list-item>
          <text:p text:style-name="P97"><text:span text:style-name="T70">and the distribution is modified as given by following assignment</text:span></text:p>
        </text:list-item>
        <text:list-item>
          <text:p text:style-name="P98"><text:span text:style-name="T70">this modification guarantees there is no periodic orbit for infinite populations</text:span></text:p>
        </text:list-item>
      </text:list>
      <text:p text:style-name="P99"/>
      <text:list xml:id="list82634259671833" text:continue-numbering="true" text:style-name="L1">
        <text:list-header>
          <text:p text:style-name="P130"><text:span text:style-name="T70">Simulation</text:span></text:p>
        </text:list-header>
        <text:list-item>
          <text:p text:style-name="P100"><text:span text:style-name="T70">Set up was similar to simulations for oscillation without violation</text:span></text:p>
        </text:list-item>
        <text:list-item>
          <text:p text:style-name="P100"><text:span text:style-name="T70">we introduce 3 levels of violations as E</text:span></text:p>
        </text:list-item>
      </text:list>
      <text:p text:style-name="P101"/>
      <text:list xml:id="list82635446848577" text:continue-numbering="true" text:style-name="L1">
        <text:list-header>
          <text:p text:style-name="P130"><text:span text:style-name="T70">Results</text:span></text:p>
        </text:list-header>
        <text:list-item>
          <text:p text:style-name="P102"><text:span text:style-name="T70">graphs for haploids</text:span></text:p>
        </text:list-item>
        <text:list-item>
          <text:p text:style-name="P102"><text:span text:style-name="T70">l = 10</text:span></text:p>
        </text:list-item>
        <text:list-item>
          <text:p text:style-name="P102"><text:span text:style-name="T70">E = 0.01, 0.1, 0.5 </text:span><text:span text:style-name="T73">arranged from left to right</text:span></text:p>
        </text:list-item>
        <text:list-item>
          <text:p text:style-name="P102"><text:span text:style-name="T70">As population increases, finite population behavior converges to infinite population behavior</text:span></text:p>
        </text:list-item>
        <text:list-item>
          <text:p text:style-name="P102"><text:span text:style-name="T70">noticed that As E increases, damping of oscillation increases</text:span></text:p>
        </text:list-item>
        <text:list-item>
          <text:p text:style-name="P102"><text:span text:style-name="T70">ceases to oscillate when E is 0.5</text:span></text:p>
        </text:list-item>
        <text:list-item>
          <text:p text:style-name="P102"><text:span text:style-name="T70">small E, less probability that new mask is used <text:s/>and follows behavior of infinite population behavior without violation, </text:span></text:p>
        </text:list-item>
        <text:list-item>
          <text:p text:style-name="P102"><text:span text:style-name="T70">higher E, high probability that new mask is used, </text:span><text:span text:style-name="T72">so oscillations does not occur</text:span></text:p>
        </text:list-item>
        <text:list-item>
          <text:p text:style-name="P104"><text:span text:style-name="T72">A</text:span><text:span text:style-name="T70">s l increases, randomness increases and this is more pronounced in diploid case</text:span></text:p>
        </text:list-item>
        <text:list-item>
          <text:p text:style-name="P131"><text:span text:style-name="T70">Violation in Mutation: Conclusion</text:span></text:p>
        </text:list-item>
        <text:list-item>
          <text:p text:style-name="P105"><text:span text:style-name="T70">We conclude from this simulation that</text:span></text:p>
        </text:list-item>
        <text:list-item>
          <text:p text:style-name="P105"><text:span text:style-name="T70">Finite population evolution exhibits approximate oscillation even if Markov chain is regular when violation level is small</text:span></text:p>
        </text:list-item>
        <text:list-item>
          <text:p text:style-name="P82"><text:span text:style-name="T5">If violation is large, then finite population ceases to oscillate</text:span></text:p>
        </text:list-item>
        <text:list-item>
          <text:p text:style-name="P82"><text:span text:style-name="T5">As string length increases, oscillation degrades</text:span></text:p>
        </text:list-item>
      </text:list>
      <text:p text:style-name="P106"/>
      <text:list xml:id="list82634483433956" text:continue-numbering="true" text:style-name="L1">
        <text:list-item>
          <text:p text:style-name="P132"><text:span text:style-name="T70">Question 4:</text:span></text:p>
        </text:list-item>
        <text:list-item>
          <text:p text:style-name="P107"><text:span text:style-name="T70">As question 4, We study robustness of finite population under violation of crossover distribution</text:span></text:p>
        </text:list-item>
      </text:list>
      <text:p text:style-name="P108"/>
      <text:list xml:id="list82634868365432" text:continue-numbering="true" text:style-name="L1">
        <text:list-header>
          <text:p text:style-name="P132"><text:span text:style-name="T70">Robustness of finite population</text:span></text:p>
        </text:list-header>
        <text:list-item>
          <text:p text:style-name="P107"><text:span text:style-name="T70">Violation in crossover -&gt; no periodic orbit exists for infinite population</text:span></text:p>
        </text:list-item>
        <text:list-item>
          <text:p text:style-name="P139"><text:span text:style-name="T5">But we don't know if Markov chain </text:span><text:span text:style-name="T44">formed by finite population</text:span><text:span text:style-name="T5"> is regular</text:span></text:p>
        </text:list-item>
        <text:list-item>
          <text:p text:style-name="P139"><text:span text:style-name="T5">Can finite population exhibit approximate oscillation </text:span><text:span text:style-name="T44">under these conditions</text:span><text:span text:style-name="T5">?</text:span></text:p>
        </text:list-item>
        <text:list-item>
          <text:p text:style-name="P107"><text:span text:style-name="T70">We investigate it with simulations</text:span></text:p>
        </text:list-item>
      </text:list>
      <text:p text:style-name="P108"/>
      <text:list xml:id="list82636022543971" text:continue-numbering="true" text:style-name="L1">
        <text:list-item>
          <text:p text:style-name="P133"><text:span text:style-name="T70">Violation in crossover</text:span></text:p>
        </text:list-item>
        <text:list-item>
          <text:p text:style-name="P109"><text:span text:style-name="T70">To investigate, we modify </text:span><text:span text:style-name="T75">crossover </text:span><text:span text:style-name="T76">distribution without violation</text:span><text:span text:style-name="T70"> with introduction of violation E as follow</text:span></text:p>
        </text:list-item>
      </text:list>
      <text:p text:style-name="P111"/>
      <text:p text:style-name="P111"/>
      <text:p text:style-name="P134"><text:span text:style-name="T70">Simulation</text:span></text:p>
      <text:list xml:id="list575037791246759478" text:style-name="L3">
        <text:list-item>
          <text:p text:style-name="P117"><text:span text:style-name="T54">E</text:span><text:span text:style-name="T53">є </text:span><text:span text:style-name="T13">= </text:span><text:span text:style-name="T5">{0.01, 0.1, 0.5}</text:span></text:p>
        </text:list-item>
        <text:list-item>
          <text:p text:style-name="P116"><text:span text:style-name="T13">l</text:span><text:span text:style-name="T5"> = {8,10,12,14}</text:span></text:p>
        </text:list-item>
        <text:list-item>
          <text:p text:style-name="P116"><text:span text:style-name="T5">N = {4096, 40960, 81920}</text:span></text:p>
        </text:list-item>
        <text:list-item>
          <text:p text:style-name="P116"><text:span text:style-name="T5">Distances of population to limits </text:span><text:span text:style-name="T12">p* </text:span><text:span text:style-name="T5">and</text:span><text:span text:style-name="T12"> q*</text:span><text:span text:style-name="T5"> without violation</text:span><text:span text:style-name="T12"> </text:span><text:span text:style-name="T5">are plotted</text:span><text:span text:style-name="T48"> </text:span></text:p>
        </text:list-item>
      </text:list>
      <text:p text:style-name="P118"/>
      <text:list xml:id="list82634367759163" text:continue-numbering="true" text:style-name="L3">
        <text:list-header>
          <text:p text:style-name="P137"><text:span text:style-name="T47">Results</text:span></text:p>
        </text:list-header>
        <text:list-item>
          <text:p text:style-name="P103"><text:span text:style-name="T70">noticed that </text:span><text:span text:style-name="T74">a</text:span><text:span text:style-name="T70">s E increases, damping of oscillation increases</text:span></text:p>
        </text:list-item>
        <text:list-item>
          <text:p text:style-name="P112"><text:span text:style-name="T70">rate of damping though is less than in case of violation in mutation</text:span></text:p>
        </text:list-item>
        <text:list-item>
          <text:p text:style-name="P103"><text:span text:style-name="T78">we also see oscillation does not </text:span><text:span text:style-name="T77">cease when E is 0.5</text:span></text:p>
        </text:list-item>
        <text:list-item>
          <text:p text:style-name="P112"><text:span text:style-name="T77">We see more Randomness in this case than in violation in mutation</text:span></text:p>
        </text:list-item>
        <text:list-item>
          <text:p text:style-name="P112"><text:span text:style-name="T77">Randomness increases with l, that is more pronounced in case of diploids</text:span></text:p>
        </text:list-item>
      </text:list>
      <text:p text:style-name="P113"/>
      <text:p text:style-name="P135"><text:span text:style-name="T77">Violation in crossover: Conclusion</text:span></text:p>
      <text:list xml:id="list8899061078310002778" text:style-name="L4">
        <text:list-item>
          <text:p text:style-name="P114"><text:span text:style-name="T70">Finite population evolution exhibits approximate oscillation if the violation level is small</text:span></text:p>
        </text:list-item>
        <text:list-item>
          <text:p text:style-name="P119"><text:span text:style-name="T5">If violation is large, then finite population ceases to oscillate</text:span></text:p>
        </text:list-item>
        <text:list-item>
          <text:p text:style-name="P119"><text:span text:style-name="T5">Dying out of oscillation is slower than in violation in mutation case</text:span></text:p>
        </text:list-item>
        <text:list-item>
          <text:p text:style-name="P119"><text:span text:style-name="T5">More randomness are observed with violation in crossover than in mutation</text:span></text:p>
        </text:list-item>
      </text:list>
      <text:p text:style-name="P115"/>
      <text:list xml:id="list82635267664234" text:continue-numbering="true" text:style-name="L4">
        <text:list-item>
          <text:p text:style-name="P136"><text:span text:style-name="T77">Conclusion</text:span></text:p>
          <text:p text:style-name="P114"><text:span text:style-name="T77">So our overall conclusion is summarized as</text:span></text:p>
        </text:list-item>
        <text:list-item>
          <text:p text:style-name="P114"><text:span text:style-name="T70">Vose's haploid model makes computation efficient in diploid case given uniform fitness by reducing to haploid case</text:span></text:p>
        </text:list-item>
        <text:list-item>
          <text:p text:style-name="P120"><text:span text:style-name="T5">Distance between finite population and infinite population can decrease like 1/√N</text:span></text:p>
        </text:list-item>
        <text:list-item>
          <text:p text:style-name="P120"><text:span text:style-name="T5">When necessary and sufficient conditions for infinite population to converge to a periodic orbit, finite population evolution also exhibits approximate oscillation</text:span></text:p>
        </text:list-item>
        <text:list-item>
          <text:p text:style-name="P120"><text:span text:style-name="T5">Even when Markov chain is regular, finite population exhibits approximate oscillation for smaller level of violation</text:span></text:p>
        </text:list-item>
        <text:list-item>
          <text:p text:style-name="P120"><text:span text:style-name="T5">When condition for crossover distribution is violated, Markov chain may not be regular </text:span></text:p>
        </text:list-item>
        <text:list-item>
          <text:p text:style-name="P120"><text:span text:style-name="T5">Finite population exhibits approximate oscillating behavior in case of violation of crossover distribution for smaller level of violation</text:span></text:p>
        </text:list-item>
        <text:list-item>
          <text:p text:style-name="P114"><text:span text:style-name="T77"/></text:p>
        </text:list-item>
      </text:list>
      <text:list xml:id="list82634258124649" text:continue-list="list82636022543971" text:style-name="L1">
        <text:list-header>
          <text:p text:style-name="P109"><text:span text:style-name="T70"/></text:p>
        </text:list-header>
      </text:list>
      <text:p text:style-name="P110"/>
      <text:list xml:id="list82635014815008" text:continue-numbering="true" text:style-name="L1">
        <text:list-item>
          <text:p text:style-name="P133"><text:span text:style-name="T7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Bitstream Charter" svg:font-family="'Bitstream Charter'" style:font-family-generic="roman"/>
    <style:font-face style:name="Caladea" svg:font-family="Caladea" style:font-family-generic="roman"/>
    <style:font-face style:name="FreeSans" svg:font-family="FreeSans" style:font-family-generic="roman"/>
    <style:font-face style:name="Latin Modern Math" svg:font-family="'Latin Modern Math'" style:font-family-generic="roman"/>
    <style:font-face style:name="Robota" svg:font-family="Robota" style:font-family-generic="roman"/>
    <style:font-face style:name="TeXGyreChorus" svg:font-family="TeXGyreChorus" style:font-family-generic="roman"/>
    <style:font-face style:name="TeXGyreCursor" svg:font-family="TeXGyreCursor" style:font-family-generic="roman"/>
    <style:font-face style:name="Arial1" svg:font-family="Arial" style:font-family-generic="swiss"/>
    <style:font-face style:name="FreeSans2" svg:font-family="FreeSans" style:font-family-generic="swiss"/>
    <style:font-face style:name="Caladea1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Caladea2" style:font-family-asian="Calade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1" style:display-name="Section title and description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Gliederung_20_2" style:display-name="Section title and description~LT~Gliederung 2" style:family="paragraph" style:parent-style-name="Section_20_title_20_and_20_description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3" style:display-name="Section title and description~LT~Gliederung 3" style:family="paragraph" style:parent-style-name="Section_20_title_20_and_20_description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4" style:display-name="Section title and description~LT~Gliederung 4" style:family="paragraph" style:parent-style-name="Section_20_title_20_and_20_description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5" style:display-name="Section title and description~LT~Gliederung 5" style:family="paragraph" style:parent-style-name="Section_20_title_20_and_20_description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6" style:display-name="Section title and description~LT~Gliederung 6" style:family="paragraph" style:parent-style-name="Section_20_title_20_and_20_description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7" style:display-name="Section title and description~LT~Gliederung 7" style:family="paragraph" style:parent-style-name="Section_20_title_20_and_20_description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8" style:display-name="Section title and description~LT~Gliederung 8" style:family="paragraph" style:parent-style-name="Section_20_title_20_and_20_description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9" style:display-name="Section title and description~LT~Gliederung 9" style:family="paragraph" style:parent-style-name="Section_20_title_20_and_20_description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Titel" style:display-name="Section title and description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Untertitel" style:display-name="Section title and descriptio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Notizen" style:display-name="Section title and descripti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Hintergrundobjekte" style:display-name="Section title and description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and_20_description_7e_LT_7e_Hintergrund" style:display-name="Section title and description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body_7e_LT_7e_Gliederung_20_1" style:display-name="Title and body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Gliederung_20_2" style:display-name="Title and body~LT~Gliederung 2" style:family="paragraph" style:parent-style-name="Title_20_and_20_body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3" style:display-name="Title and body~LT~Gliederung 3" style:family="paragraph" style:parent-style-name="Title_20_and_20_body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4" style:display-name="Title and body~LT~Gliederung 4" style:family="paragraph" style:parent-style-name="Title_20_and_20_body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5" style:display-name="Title and body~LT~Gliederung 5" style:family="paragraph" style:parent-style-name="Title_20_and_20_body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6" style:display-name="Title and body~LT~Gliederung 6" style:family="paragraph" style:parent-style-name="Title_20_and_20_body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7" style:display-name="Title and body~LT~Gliederung 7" style:family="paragraph" style:parent-style-name="Title_20_and_20_body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8" style:display-name="Title and body~LT~Gliederung 8" style:family="paragraph" style:parent-style-name="Title_20_and_20_body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9" style:display-name="Title and body~LT~Gliederung 9" style:family="paragraph" style:parent-style-name="Title_20_and_20_body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Titel" style:display-name="Title and body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Untertitel" style:display-name="Title and bod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Notizen" style:display-name="Title and bod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Hintergrundobjekte" style:display-name="Title and body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body_7e_LT_7e_Hintergrund" style:display-name="Title and body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two_20_columns_7e_LT_7e_Gliederung_20_1" style:display-name="Title and two columns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Gliederung_20_2" style:display-name="Title and two columns~LT~Gliederung 2" style:family="paragraph" style:parent-style-name="Title_20_and_20_two_20_columns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3" style:display-name="Title and two columns~LT~Gliederung 3" style:family="paragraph" style:parent-style-name="Title_20_and_20_two_20_columns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4" style:display-name="Title and two columns~LT~Gliederung 4" style:family="paragraph" style:parent-style-name="Title_20_and_20_two_20_columns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5" style:display-name="Title and two columns~LT~Gliederung 5" style:family="paragraph" style:parent-style-name="Title_20_and_20_two_20_columns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6" style:display-name="Title and two columns~LT~Gliederung 6" style:family="paragraph" style:parent-style-name="Title_20_and_20_two_20_columns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7" style:display-name="Title and two columns~LT~Gliederung 7" style:family="paragraph" style:parent-style-name="Title_20_and_20_two_20_columns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8" style:display-name="Title and two columns~LT~Gliederung 8" style:family="paragraph" style:parent-style-name="Title_20_and_20_two_20_columns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9" style:display-name="Title and two columns~LT~Gliederung 9" style:family="paragraph" style:parent-style-name="Title_20_and_20_two_20_columns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Titel" style:display-name="Title and two columns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Untertitel" style:display-name="Title and two column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Notizen" style:display-name="Title and two column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Hintergrundobjekte" style:display-name="Title and two columns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two_20_columns_7e_LT_7e_Hintergrund" style:display-name="Title and two columns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in_20_point_7e_LT_7e_Gliederung_20_1" style:display-name="Main point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Gliederung_20_2" style:display-name="Main point~LT~Gliederung 2" style:family="paragraph" style:parent-style-name="Main_20_point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3" style:display-name="Main point~LT~Gliederung 3" style:family="paragraph" style:parent-style-name="Main_20_point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4" style:display-name="Main point~LT~Gliederung 4" style:family="paragraph" style:parent-style-name="Main_20_point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5" style:display-name="Main point~LT~Gliederung 5" style:family="paragraph" style:parent-style-name="Main_20_point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6" style:display-name="Main point~LT~Gliederung 6" style:family="paragraph" style:parent-style-name="Main_20_point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7" style:display-name="Main point~LT~Gliederung 7" style:family="paragraph" style:parent-style-name="Main_20_point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8" style:display-name="Main point~LT~Gliederung 8" style:family="paragraph" style:parent-style-name="Main_20_point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9" style:display-name="Main point~LT~Gliederung 9" style:family="paragraph" style:parent-style-name="Main_20_point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Titel" style:display-name="Main point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Untertitel" style:display-name="Main poi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Notizen" style:display-name="Main poi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Hintergrundobjekte" style:display-name="Main point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in_20_point_7e_LT_7e_Hintergrund" style:display-name="Main point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" style:family="paragraph" style:parent-style-name="Caption" style:class="extra"/>
    <style:style style:name="Footer" style:family="paragraph" style:parent-style-name="Standard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46</text:page-number></text:p>
      </style:header>
      <style:footer>
        <text:p text:style-name="Footer"><text:page-number text:select-page="current">4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4:53:18.656964221</meta:creation-date>
    <dc:date>2017-02-14T08:26:33.634912223</dc:date>
    <meta:editing-duration>P1DT28M36S</meta:editing-duration>
    <meta:editing-cycles>45</meta:editing-cycles>
    <meta:generator>LibreOffice/4.2.8.2$Linux_X86_64 LibreOffice_project/420m0$Build-2</meta:generator>
    <meta:document-statistic meta:table-count="0" meta:image-count="0" meta:object-count="0" meta:page-count="47" meta:paragraph-count="275" meta:word-count="2854" meta:character-count="16354" meta:non-whitespace-character-count="13978"/>
  </office:meta>
</office:document-meta>
</file>